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5.79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41.66mm"/>
    </style:style>
    <style:style style:name="co9" style:family="table-column">
      <style:table-column-properties fo:break-before="auto" style:column-width="39.48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46.28mm"/>
    </style:style>
    <style:style style:name="co12" style:family="table-column">
      <style:table-column-properties fo:break-before="auto" style:column-width="49.02mm"/>
    </style:style>
    <style:style style:name="co13" style:family="table-column">
      <style:table-column-properties fo:break-before="auto" style:column-width="27.76mm"/>
    </style:style>
    <style:style style:name="co14" style:family="table-column">
      <style:table-column-properties fo:break-before="auto" style:column-width="2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5" number:automatic-order="true">
      <number:day/>
      <number:text> </number:text>
      <number:month number:textual="true"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mm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20-01-23" calcext:value-type="date">
            <text:p>23 янв, 2020</text:p>
          </table:table-cell>
          <table:table-cell table:style-name="ce13" office:value-type="float" office:value="2942" calcext:value-type="float">
            <text:p>2942</text:p>
          </table:table-cell>
          <table:table-cell table:style-name="ce16" office:value-type="float" office:value="4" calcext:value-type="float">
            <text:p>4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32" calcext:value-type="float">
            <text:p>32</text:p>
          </table:table-cell>
          <table:table-cell table:formula="of:=SUM([.C1:.G1])" office:value-type="float" office:value="84" calcext:value-type="float">
            <text:p>8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22" calcext:value-type="date">
            <text:p>22 янв, 2020</text:p>
          </table:table-cell>
          <table:table-cell table:style-name="ce13" office:value-type="float" office:value="2941" calcext:value-type="float">
            <text:p>2941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formula="of:=SUM([.C2:.G2])" office:value-type="float" office:value="65" calcext:value-type="float">
            <text:p>6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21" calcext:value-type="date">
            <text:p>21 янв, 2020</text:p>
          </table:table-cell>
          <table:table-cell table:style-name="ce13" office:value-type="float" office:value="2940" calcext:value-type="float">
            <text:p>2940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3:.G3])" office:value-type="float" office:value="97" calcext:value-type="float">
            <text:p>9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20" calcext:value-type="date">
            <text:p>20 янв, 2020</text:p>
          </table:table-cell>
          <table:table-cell table:style-name="ce13" office:value-type="float" office:value="2939" calcext:value-type="float">
            <text:p>2939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4:.G4])" office:value-type="float" office:value="114" calcext:value-type="float">
            <text:p>11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19" calcext:value-type="date">
            <text:p>19 янв, 2020</text:p>
          </table:table-cell>
          <table:table-cell table:style-name="ce13" office:value-type="float" office:value="2938" calcext:value-type="float">
            <text:p>2938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5:.G5])" office:value-type="float" office:value="92" calcext:value-type="float">
            <text:p>9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18" calcext:value-type="date">
            <text:p>18 янв, 2020</text:p>
          </table:table-cell>
          <table:table-cell table:style-name="ce13" office:value-type="float" office:value="2937" calcext:value-type="float">
            <text:p>2937</text:p>
          </table:table-cell>
          <table:table-cell table:style-name="ce16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6:.G6])" office:value-type="float" office:value="87" calcext:value-type="float">
            <text:p>8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17" calcext:value-type="date">
            <text:p>17 янв, 2020</text:p>
          </table:table-cell>
          <table:table-cell table:style-name="ce13" office:value-type="float" office:value="2936" calcext:value-type="float">
            <text:p>2936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6" calcext:value-type="float">
            <text:p>26</text:p>
          </table:table-cell>
          <table:table-cell table:formula="of:=SUM([.C7:.G7])" office:value-type="float" office:value="98" calcext:value-type="float">
            <text:p>9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16" calcext:value-type="date">
            <text:p>16 янв, 2020</text:p>
          </table:table-cell>
          <table:table-cell table:style-name="ce13" office:value-type="float" office:value="2935" calcext:value-type="float">
            <text:p>2935</text:p>
          </table:table-cell>
          <table:table-cell table:style-name="ce16"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8:.G8])" office:value-type="float" office:value="97" calcext:value-type="float">
            <text:p>9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15" calcext:value-type="date">
            <text:p>15 янв, 2020</text:p>
          </table:table-cell>
          <table:table-cell table:style-name="ce13" office:value-type="float" office:value="2934" calcext:value-type="float">
            <text:p>2934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formula="of:=SUM([.C9:.G9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14" calcext:value-type="date">
            <text:p>14 янв, 2020</text:p>
          </table:table-cell>
          <table:table-cell table:style-name="ce13" office:value-type="float" office:value="2933" calcext:value-type="float">
            <text:p>2933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2" calcext:value-type="float">
            <text:p>32</text:p>
          </table:table-cell>
          <table:table-cell table:formula="of:=SUM([.C10:.G10])" office:value-type="float" office:value="99" calcext:value-type="float">
            <text:p>99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13" calcext:value-type="date">
            <text:p>13 янв, 2020</text:p>
          </table:table-cell>
          <table:table-cell table:style-name="ce13" office:value-type="float" office:value="2932" calcext:value-type="float">
            <text:p>2932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11:.G11])" office:value-type="float" office:value="82" calcext:value-type="float">
            <text:p>8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12" calcext:value-type="date">
            <text:p>12 янв, 2020</text:p>
          </table:table-cell>
          <table:table-cell table:style-name="ce13" office:value-type="float" office:value="2931" calcext:value-type="float">
            <text:p>2931</text:p>
          </table:table-cell>
          <table:table-cell table:style-name="ce16" office:value-type="float" office:value="14" calcext:value-type="float">
            <text:p>1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12:.G12])" office:value-type="float" office:value="127" calcext:value-type="float">
            <text:p>12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11" calcext:value-type="date">
            <text:p>11 янв, 2020</text:p>
          </table:table-cell>
          <table:table-cell table:style-name="ce13" office:value-type="float" office:value="2930" calcext:value-type="float">
            <text:p>2930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formula="of:=SUM([.C13:.G13])" office:value-type="float" office:value="73" calcext:value-type="float">
            <text:p>7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10" calcext:value-type="date">
            <text:p>10 янв, 2020</text:p>
          </table:table-cell>
          <table:table-cell table:style-name="ce13" office:value-type="float" office:value="2929" calcext:value-type="float">
            <text:p>2929</text:p>
          </table:table-cell>
          <table:table-cell table:style-name="ce16" office:value-type="float" office:value="4" calcext:value-type="float">
            <text:p>4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4:.G14])" office:value-type="float" office:value="81" calcext:value-type="float">
            <text:p>8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09" calcext:value-type="date">
            <text:p>9 янв, 2020</text:p>
          </table:table-cell>
          <table:table-cell table:style-name="ce13" office:value-type="float" office:value="2928" calcext:value-type="float">
            <text:p>2928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15:.G15])" office:value-type="float" office:value="126" calcext:value-type="float">
            <text:p>12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08" calcext:value-type="date">
            <text:p>8 янв, 2020</text:p>
          </table:table-cell>
          <table:table-cell table:style-name="ce13" office:value-type="float" office:value="2927" calcext:value-type="float">
            <text:p>292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16:.G16])" office:value-type="float" office:value="116" calcext:value-type="float">
            <text:p>11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07" calcext:value-type="date">
            <text:p>7 янв, 2020</text:p>
          </table:table-cell>
          <table:table-cell table:style-name="ce13" office:value-type="float" office:value="2926" calcext:value-type="float">
            <text:p>2926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7:.G17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06" calcext:value-type="date">
            <text:p>6 янв, 2020</text:p>
          </table:table-cell>
          <table:table-cell table:style-name="ce13" office:value-type="float" office:value="2925" calcext:value-type="float">
            <text:p>2925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2" calcext:value-type="float">
            <text:p>32</text:p>
          </table:table-cell>
          <table:table-cell table:formula="of:=SUM([.C18:.G18])" office:value-type="float" office:value="103" calcext:value-type="float">
            <text:p>10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05" calcext:value-type="date">
            <text:p>5 янв, 2020</text:p>
          </table:table-cell>
          <table:table-cell table:style-name="ce13" office:value-type="float" office:value="2924" calcext:value-type="float">
            <text:p>2924</text:p>
          </table:table-cell>
          <table:table-cell table:style-name="ce16" office:value-type="float" office:value="11" calcext:value-type="float">
            <text:p>11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8" calcext:value-type="float">
            <text:p>28</text:p>
          </table:table-cell>
          <table:table-cell table:formula="of:=SUM([.C19:.G19])" office:value-type="float" office:value="95" calcext:value-type="float">
            <text:p>9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04" calcext:value-type="date">
            <text:p>4 янв, 2020</text:p>
          </table:table-cell>
          <table:table-cell table:style-name="ce13" office:value-type="float" office:value="2923" calcext:value-type="float">
            <text:p>2923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20:.G20])" office:value-type="float" office:value="81" calcext:value-type="float">
            <text:p>8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03" calcext:value-type="date">
            <text:p>3 янв, 2020</text:p>
          </table:table-cell>
          <table:table-cell table:style-name="ce13" office:value-type="float" office:value="2922" calcext:value-type="float">
            <text:p>2922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21:.G21])" office:value-type="float" office:value="93" calcext:value-type="float">
            <text:p>9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02" calcext:value-type="date">
            <text:p>2 янв, 2020</text:p>
          </table:table-cell>
          <table:table-cell table:style-name="ce13" office:value-type="float" office:value="2921" calcext:value-type="float">
            <text:p>2921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formula="of:=SUM([.C22:.G22])" office:value-type="float" office:value="87" calcext:value-type="float">
            <text:p>8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20-01-01" calcext:value-type="date">
            <text:p>1 янв, 2020</text:p>
          </table:table-cell>
          <table:table-cell table:style-name="ce13" office:value-type="float" office:value="2920" calcext:value-type="float">
            <text:p>2920</text:p>
          </table:table-cell>
          <table:table-cell table:style-name="ce16" office:value-type="float" office:value="4" calcext:value-type="float">
            <text:p>4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7" calcext:value-type="float">
            <text:p>27</text:p>
          </table:table-cell>
          <table:table-cell table:formula="of:=SUM([.C23:.G23])" office:value-type="float" office:value="89" calcext:value-type="float">
            <text:p>89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31" calcext:value-type="date">
            <text:p>31 дек, 2019</text:p>
          </table:table-cell>
          <table:table-cell table:style-name="ce13" office:value-type="float" office:value="2919" calcext:value-type="float">
            <text:p>2919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24:.G24])" office:value-type="float" office:value="86" calcext:value-type="float">
            <text:p>8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30" calcext:value-type="date">
            <text:p>30 дек, 2019</text:p>
          </table:table-cell>
          <table:table-cell table:style-name="ce13" office:value-type="float" office:value="2918" calcext:value-type="float">
            <text:p>2918</text:p>
          </table:table-cell>
          <table:table-cell table:style-name="ce16"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25:.G25])" office:value-type="float" office:value="109" calcext:value-type="float">
            <text:p>109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29" calcext:value-type="date">
            <text:p>29 дек, 2019</text:p>
          </table:table-cell>
          <table:table-cell table:style-name="ce13" office:value-type="float" office:value="2917" calcext:value-type="float">
            <text:p>2917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26:.G26])" office:value-type="float" office:value="104" calcext:value-type="float">
            <text:p>10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28" calcext:value-type="date">
            <text:p>28 дек, 2019</text:p>
          </table:table-cell>
          <table:table-cell table:style-name="ce13" office:value-type="float" office:value="2916" calcext:value-type="float">
            <text:p>2916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27:.G27])" office:value-type="float" office:value="89" calcext:value-type="float">
            <text:p>89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27" calcext:value-type="date">
            <text:p>27 дек, 2019</text:p>
          </table:table-cell>
          <table:table-cell table:style-name="ce13" office:value-type="float" office:value="2915" calcext:value-type="float">
            <text:p>2915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28:.G28])" office:value-type="float" office:value="114" calcext:value-type="float">
            <text:p>11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26" calcext:value-type="date">
            <text:p>26 дек, 2019</text:p>
          </table:table-cell>
          <table:table-cell table:style-name="ce13" office:value-type="float" office:value="2914" calcext:value-type="float">
            <text:p>2914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8" calcext:value-type="float">
            <text:p>28</text:p>
          </table:table-cell>
          <table:table-cell table:formula="of:=SUM([.C29:.G29])" office:value-type="float" office:value="75" calcext:value-type="float">
            <text:p>7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25" calcext:value-type="date">
            <text:p>25 дек, 2019</text:p>
          </table:table-cell>
          <table:table-cell table:style-name="ce13" office:value-type="float" office:value="2913" calcext:value-type="float">
            <text:p>2913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9" calcext:value-type="float">
            <text:p>29</text:p>
          </table:table-cell>
          <table:table-cell table:formula="of:=SUM([.C30:.G30])" office:value-type="float" office:value="96" calcext:value-type="float">
            <text:p>9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24" calcext:value-type="date">
            <text:p>24 дек, 2019</text:p>
          </table:table-cell>
          <table:table-cell table:style-name="ce13" office:value-type="float" office:value="2912" calcext:value-type="float">
            <text:p>2912</text:p>
          </table:table-cell>
          <table:table-cell table:style-name="ce16" office:value-type="float" office:value="12" calcext:value-type="float">
            <text:p>12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4" calcext:value-type="float">
            <text:p>24</text:p>
          </table:table-cell>
          <table:table-cell table:formula="of:=SUM([.C31:.G31])" office:value-type="float" office:value="87" calcext:value-type="float">
            <text:p>8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23" calcext:value-type="date">
            <text:p>23 дек, 2019</text:p>
          </table:table-cell>
          <table:table-cell table:style-name="ce13" office:value-type="float" office:value="2911" calcext:value-type="float">
            <text:p>2911</text:p>
          </table:table-cell>
          <table:table-cell table:style-name="ce16" office:value-type="float" office:value="11" calcext:value-type="float">
            <text:p>11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32:.G32])" office:value-type="float" office:value="99" calcext:value-type="float">
            <text:p>99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22" calcext:value-type="date">
            <text:p>22 дек, 2019</text:p>
          </table:table-cell>
          <table:table-cell table:style-name="ce13" office:value-type="float" office:value="2910" calcext:value-type="float">
            <text:p>2910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33:.G33])" office:value-type="float" office:value="102" calcext:value-type="float">
            <text:p>10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21" calcext:value-type="date">
            <text:p>21 дек, 2019</text:p>
          </table:table-cell>
          <table:table-cell table:style-name="ce13" office:value-type="float" office:value="2909" calcext:value-type="float">
            <text:p>2909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34:.G34])" office:value-type="float" office:value="63" calcext:value-type="float">
            <text:p>6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20" calcext:value-type="date">
            <text:p>20 дек, 2019</text:p>
          </table:table-cell>
          <table:table-cell table:style-name="ce13" office:value-type="float" office:value="2908" calcext:value-type="float">
            <text:p>2908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7" calcext:value-type="float">
            <text:p>27</text:p>
          </table:table-cell>
          <table:table-cell table:formula="of:=SUM([.C35:.G35])" office:value-type="float" office:value="76" calcext:value-type="float">
            <text:p>7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19" calcext:value-type="date">
            <text:p>19 дек, 2019</text:p>
          </table:table-cell>
          <table:table-cell table:style-name="ce13" office:value-type="float" office:value="2907" calcext:value-type="float">
            <text:p>2907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36:.G36])" office:value-type="float" office:value="68" calcext:value-type="float">
            <text:p>6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18" calcext:value-type="date">
            <text:p>18 дек, 2019</text:p>
          </table:table-cell>
          <table:table-cell table:style-name="ce13" office:value-type="float" office:value="2906" calcext:value-type="float">
            <text:p>2906</text:p>
          </table:table-cell>
          <table:table-cell table:style-name="ce16" office:value-type="float" office:value="16" calcext:value-type="float">
            <text:p>16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37:.G37])" office:value-type="float" office:value="126" calcext:value-type="float">
            <text:p>12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17" calcext:value-type="date">
            <text:p>17 дек, 2019</text:p>
          </table:table-cell>
          <table:table-cell table:style-name="ce13" office:value-type="float" office:value="2905" calcext:value-type="float">
            <text:p>2905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0" calcext:value-type="float">
            <text:p>20</text:p>
          </table:table-cell>
          <table:table-cell table:formula="of:=SUM([.C38:.G38])" office:value-type="float" office:value="62" calcext:value-type="float">
            <text:p>6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16" calcext:value-type="date">
            <text:p>16 дек, 2019</text:p>
          </table:table-cell>
          <table:table-cell table:style-name="ce13" office:value-type="float" office:value="2904" calcext:value-type="float">
            <text:p>2904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39:.G39])" office:value-type="float" office:value="89" calcext:value-type="float">
            <text:p>89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15" calcext:value-type="date">
            <text:p>15 дек, 2019</text:p>
          </table:table-cell>
          <table:table-cell table:style-name="ce13" office:value-type="float" office:value="2903" calcext:value-type="float">
            <text:p>2903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2" calcext:value-type="float">
            <text:p>32</text:p>
          </table:table-cell>
          <table:table-cell table:formula="of:=SUM([.C40:.G40])" office:value-type="float" office:value="96" calcext:value-type="float">
            <text:p>9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14" calcext:value-type="date">
            <text:p>14 дек, 2019</text:p>
          </table:table-cell>
          <table:table-cell table:style-name="ce13" office:value-type="float" office:value="2902" calcext:value-type="float">
            <text:p>2902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41:.G41])" office:value-type="float" office:value="75" calcext:value-type="float">
            <text:p>7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13" calcext:value-type="date">
            <text:p>13 дек, 2019</text:p>
          </table:table-cell>
          <table:table-cell table:style-name="ce13" office:value-type="float" office:value="2901" calcext:value-type="float">
            <text:p>2901</text:p>
          </table:table-cell>
          <table:table-cell table:style-name="ce16" office:value-type="float" office:value="4" calcext:value-type="float">
            <text:p>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42:.G42])" office:value-type="float" office:value="95" calcext:value-type="float">
            <text:p>9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12" calcext:value-type="date">
            <text:p>12 дек, 2019</text:p>
          </table:table-cell>
          <table:table-cell table:style-name="ce13" office:value-type="float" office:value="2900" calcext:value-type="float">
            <text:p>2900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43:.G43])" office:value-type="float" office:value="105" calcext:value-type="float">
            <text:p>10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11" calcext:value-type="date">
            <text:p>11 дек, 2019</text:p>
          </table:table-cell>
          <table:table-cell table:style-name="ce13" office:value-type="float" office:value="2899" calcext:value-type="float">
            <text:p>2899</text:p>
          </table:table-cell>
          <table:table-cell table:style-name="ce16" office:value-type="float" office:value="22" calcext:value-type="float">
            <text:p>22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44:.G44])" office:value-type="float" office:value="147" calcext:value-type="float">
            <text:p>14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10" calcext:value-type="date">
            <text:p>10 дек, 2019</text:p>
          </table:table-cell>
          <table:table-cell table:style-name="ce13" office:value-type="float" office:value="2898" calcext:value-type="float">
            <text:p>2898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45:.G45])" office:value-type="float" office:value="91" calcext:value-type="float">
            <text:p>9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09" calcext:value-type="date">
            <text:p>9 дек, 2019</text:p>
          </table:table-cell>
          <table:table-cell table:style-name="ce13" office:value-type="float" office:value="2897" calcext:value-type="float">
            <text:p>2897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46:.G46])" office:value-type="float" office:value="57" calcext:value-type="float">
            <text:p>5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08" calcext:value-type="date">
            <text:p>8 дек, 2019</text:p>
          </table:table-cell>
          <table:table-cell table:style-name="ce13" office:value-type="float" office:value="2896" calcext:value-type="float">
            <text:p>2896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47:.G47])" office:value-type="float" office:value="76" calcext:value-type="float">
            <text:p>7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07" calcext:value-type="date">
            <text:p>7 дек, 2019</text:p>
          </table:table-cell>
          <table:table-cell table:style-name="ce13" office:value-type="float" office:value="2895" calcext:value-type="float">
            <text:p>2895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32" calcext:value-type="float">
            <text:p>32</text:p>
          </table:table-cell>
          <table:table-cell table:formula="of:=SUM([.C48:.G48])" office:value-type="float" office:value="55" calcext:value-type="float">
            <text:p>5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06" calcext:value-type="date">
            <text:p>6 дек, 2019</text:p>
          </table:table-cell>
          <table:table-cell table:style-name="ce13" office:value-type="float" office:value="2894" calcext:value-type="float">
            <text:p>2894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49:.G49])" office:value-type="float" office:value="87" calcext:value-type="float">
            <text:p>8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05" calcext:value-type="date">
            <text:p>5 дек, 2019</text:p>
          </table:table-cell>
          <table:table-cell table:style-name="ce13" office:value-type="float" office:value="2893" calcext:value-type="float">
            <text:p>2893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8" calcext:value-type="float">
            <text:p>28</text:p>
          </table:table-cell>
          <table:table-cell table:formula="of:=SUM([.C50:.G50])" office:value-type="float" office:value="72" calcext:value-type="float">
            <text:p>7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04" calcext:value-type="date">
            <text:p>4 дек, 2019</text:p>
          </table:table-cell>
          <table:table-cell table:style-name="ce13" office:value-type="float" office:value="2892" calcext:value-type="float">
            <text:p>2892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51:.G51])" office:value-type="float" office:value="75" calcext:value-type="float">
            <text:p>7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03" calcext:value-type="date">
            <text:p>3 дек, 2019</text:p>
          </table:table-cell>
          <table:table-cell table:style-name="ce13" office:value-type="float" office:value="2891" calcext:value-type="float">
            <text:p>2891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52:.G52])" office:value-type="float" office:value="87" calcext:value-type="float">
            <text:p>8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02" calcext:value-type="date">
            <text:p>2 дек, 2019</text:p>
          </table:table-cell>
          <table:table-cell table:style-name="ce13" office:value-type="float" office:value="2890" calcext:value-type="float">
            <text:p>2890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53:.G53])" office:value-type="float" office:value="68" calcext:value-type="float">
            <text:p>6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01" calcext:value-type="date">
            <text:p>1 дек, 2019</text:p>
          </table:table-cell>
          <table:table-cell table:style-name="ce13" office:value-type="float" office:value="2889" calcext:value-type="float">
            <text:p>2889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54:.G54])" office:value-type="float" office:value="101" calcext:value-type="float">
            <text:p>10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30" calcext:value-type="date">
            <text:p>30 ноя, 2019</text:p>
          </table:table-cell>
          <table:table-cell table:style-name="ce13" office:value-type="float" office:value="2888" calcext:value-type="float">
            <text:p>2888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55:.G55])" office:value-type="float" office:value="123" calcext:value-type="float">
            <text:p>12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29" calcext:value-type="date">
            <text:p>29 ноя, 2019</text:p>
          </table:table-cell>
          <table:table-cell table:style-name="ce13" office:value-type="float" office:value="2887" calcext:value-type="float">
            <text:p>288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56:.G56])" office:value-type="float" office:value="111" calcext:value-type="float">
            <text:p>11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28" calcext:value-type="date">
            <text:p>28 ноя, 2019</text:p>
          </table:table-cell>
          <table:table-cell table:style-name="ce13" office:value-type="float" office:value="2886" calcext:value-type="float">
            <text:p>288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6" calcext:value-type="float">
            <text:p>26</text:p>
          </table:table-cell>
          <table:table-cell table:formula="of:=SUM([.C57:.G57])" office:value-type="float" office:value="96" calcext:value-type="float">
            <text:p>9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27" calcext:value-type="date">
            <text:p>27 ноя, 2019</text:p>
          </table:table-cell>
          <table:table-cell table:style-name="ce13" office:value-type="float" office:value="2885" calcext:value-type="float">
            <text:p>2885</text:p>
          </table:table-cell>
          <table:table-cell table:style-name="ce16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6" calcext:value-type="float">
            <text:p>16</text:p>
          </table:table-cell>
          <table:table-cell table:formula="of:=SUM([.C58:.G58])" office:value-type="float" office:value="45" calcext:value-type="float">
            <text:p>4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26" calcext:value-type="date">
            <text:p>26 ноя, 2019</text:p>
          </table:table-cell>
          <table:table-cell table:style-name="ce13" office:value-type="float" office:value="2884" calcext:value-type="float">
            <text:p>2884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59:.G59])" office:value-type="float" office:value="75" calcext:value-type="float">
            <text:p>7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25" calcext:value-type="date">
            <text:p>25 ноя, 2019</text:p>
          </table:table-cell>
          <table:table-cell table:style-name="ce13" office:value-type="float" office:value="2883" calcext:value-type="float">
            <text:p>2883</text:p>
          </table:table-cell>
          <table:table-cell table:style-name="ce16" office:value-type="float" office:value="16" calcext:value-type="float">
            <text:p>16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2" calcext:value-type="float">
            <text:p>32</text:p>
          </table:table-cell>
          <table:table-cell table:formula="of:=SUM([.C60:.G60])" office:value-type="float" office:value="126" calcext:value-type="float">
            <text:p>12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24" calcext:value-type="date">
            <text:p>24 ноя, 2019</text:p>
          </table:table-cell>
          <table:table-cell table:style-name="ce13" office:value-type="float" office:value="2882" calcext:value-type="float">
            <text:p>2882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2" calcext:value-type="float">
            <text:p>32</text:p>
          </table:table-cell>
          <table:table-cell table:formula="of:=SUM([.C61:.G61])" office:value-type="float" office:value="92" calcext:value-type="float">
            <text:p>9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23" calcext:value-type="date">
            <text:p>23 ноя, 2019</text:p>
          </table:table-cell>
          <table:table-cell table:style-name="ce13" office:value-type="float" office:value="2881" calcext:value-type="float">
            <text:p>2881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2" calcext:value-type="float">
            <text:p>32</text:p>
          </table:table-cell>
          <table:table-cell table:formula="of:=SUM([.C62:.G62])" office:value-type="float" office:value="83" calcext:value-type="float">
            <text:p>8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22" calcext:value-type="date">
            <text:p>22 ноя, 2019</text:p>
          </table:table-cell>
          <table:table-cell table:style-name="ce13" office:value-type="float" office:value="2880" calcext:value-type="float">
            <text:p>2880</text:p>
          </table:table-cell>
          <table:table-cell table:style-name="ce16" office:value-type="float" office:value="15" calcext:value-type="float">
            <text:p>15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63:.G63])" office:value-type="float" office:value="132" calcext:value-type="float">
            <text:p>13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21" calcext:value-type="date">
            <text:p>21 ноя, 2019</text:p>
          </table:table-cell>
          <table:table-cell table:style-name="ce13" office:value-type="float" office:value="2879" calcext:value-type="float">
            <text:p>2879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64:.G64])" office:value-type="float" office:value="64" calcext:value-type="float">
            <text:p>6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20" calcext:value-type="date">
            <text:p>20 ноя, 2019</text:p>
          </table:table-cell>
          <table:table-cell table:style-name="ce13" office:value-type="float" office:value="2878" calcext:value-type="float">
            <text:p>2878</text:p>
          </table:table-cell>
          <table:table-cell table:style-name="ce16" office:value-type="float" office:value="12" calcext:value-type="float">
            <text:p>12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65:.G65])" office:value-type="float" office:value="111" calcext:value-type="float">
            <text:p>11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9" calcext:value-type="date">
            <text:p>19 ноя, 2019</text:p>
          </table:table-cell>
          <table:table-cell table:style-name="ce13" office:value-type="float" office:value="2877" calcext:value-type="float">
            <text:p>287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66:.G66])" office:value-type="float" office:value="84" calcext:value-type="float">
            <text:p>8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8" calcext:value-type="date">
            <text:p>18 ноя, 2019</text:p>
          </table:table-cell>
          <table:table-cell table:style-name="ce13" office:value-type="float" office:value="2876" calcext:value-type="float">
            <text:p>2876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67:.G67])" office:value-type="float" office:value="121" calcext:value-type="float">
            <text:p>12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7" calcext:value-type="date">
            <text:p>17 ноя, 2019</text:p>
          </table:table-cell>
          <table:table-cell table:style-name="ce13" office:value-type="float" office:value="2875" calcext:value-type="float">
            <text:p>2875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68:.G68])" office:value-type="float" office:value="73" calcext:value-type="float">
            <text:p>7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6" calcext:value-type="date">
            <text:p>16 ноя, 2019</text:p>
          </table:table-cell>
          <table:table-cell table:style-name="ce13" office:value-type="float" office:value="2874" calcext:value-type="float">
            <text:p>2874</text:p>
          </table:table-cell>
          <table:table-cell table:style-name="ce16" office:value-type="float" office:value="4" calcext:value-type="float">
            <text:p>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9" calcext:value-type="float">
            <text:p>29</text:p>
          </table:table-cell>
          <table:table-cell table:formula="of:=SUM([.C69:.G69])" office:value-type="float" office:value="94" calcext:value-type="float">
            <text:p>9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5" calcext:value-type="date">
            <text:p>15 ноя, 2019</text:p>
          </table:table-cell>
          <table:table-cell table:style-name="ce13" office:value-type="float" office:value="2873" calcext:value-type="float">
            <text:p>2873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70:.G70])" office:value-type="float" office:value="128" calcext:value-type="float">
            <text:p>12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4" calcext:value-type="date">
            <text:p>14 ноя, 2019</text:p>
          </table:table-cell>
          <table:table-cell table:style-name="ce13" office:value-type="float" office:value="2872" calcext:value-type="float">
            <text:p>2872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71:.G71])" office:value-type="float" office:value="66" calcext:value-type="float">
            <text:p>6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3" calcext:value-type="date">
            <text:p>13 ноя, 2019</text:p>
          </table:table-cell>
          <table:table-cell table:style-name="ce13" office:value-type="float" office:value="2871" calcext:value-type="float">
            <text:p>2871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72:.G72])" office:value-type="float" office:value="116" calcext:value-type="float">
            <text:p>11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2" calcext:value-type="date">
            <text:p>12 ноя, 2019</text:p>
          </table:table-cell>
          <table:table-cell table:style-name="ce13" office:value-type="float" office:value="2870" calcext:value-type="float">
            <text:p>2870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73:.G73])" office:value-type="float" office:value="110" calcext:value-type="float">
            <text:p>110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1" calcext:value-type="date">
            <text:p>11 ноя, 2019</text:p>
          </table:table-cell>
          <table:table-cell table:style-name="ce13" office:value-type="float" office:value="2869" calcext:value-type="float">
            <text:p>2869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74:.G74])" office:value-type="float" office:value="125" calcext:value-type="float">
            <text:p>12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0" calcext:value-type="date">
            <text:p>10 ноя, 2019</text:p>
          </table:table-cell>
          <table:table-cell table:style-name="ce13" office:value-type="float" office:value="2868" calcext:value-type="float">
            <text:p>2868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75:.G75])" office:value-type="float" office:value="91" calcext:value-type="float">
            <text:p>9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9" calcext:value-type="date">
            <text:p>9 ноя, 2019</text:p>
          </table:table-cell>
          <table:table-cell table:style-name="ce13" office:value-type="float" office:value="2867" calcext:value-type="float">
            <text:p>2867</text:p>
          </table:table-cell>
          <table:table-cell table:style-name="ce16" office:value-type="float" office:value="12" calcext:value-type="float">
            <text:p>12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9" calcext:value-type="float">
            <text:p>29</text:p>
          </table:table-cell>
          <table:table-cell table:formula="of:=SUM([.C76:.G76])" office:value-type="float" office:value="104" calcext:value-type="float">
            <text:p>10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8" calcext:value-type="date">
            <text:p>8 ноя, 2019</text:p>
          </table:table-cell>
          <table:table-cell table:style-name="ce13" office:value-type="float" office:value="2866" calcext:value-type="float">
            <text:p>2866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formula="of:=SUM([.C77:.G77])" office:value-type="float" office:value="65" calcext:value-type="float">
            <text:p>6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7" calcext:value-type="date">
            <text:p>7 ноя, 2019</text:p>
          </table:table-cell>
          <table:table-cell table:style-name="ce13" office:value-type="float" office:value="2865" calcext:value-type="float">
            <text:p>286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78:.G78])" office:value-type="float" office:value="80" calcext:value-type="float">
            <text:p>80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6" calcext:value-type="date">
            <text:p>6 ноя, 2019</text:p>
          </table:table-cell>
          <table:table-cell table:style-name="ce13" office:value-type="float" office:value="2864" calcext:value-type="float">
            <text:p>2864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79:.G79])" office:value-type="float" office:value="107" calcext:value-type="float">
            <text:p>10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5" calcext:value-type="date">
            <text:p>5 ноя, 2019</text:p>
          </table:table-cell>
          <table:table-cell table:style-name="ce13" office:value-type="float" office:value="2863" calcext:value-type="float">
            <text:p>2863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9" calcext:value-type="float">
            <text:p>29</text:p>
          </table:table-cell>
          <table:table-cell table:formula="of:=SUM([.C80:.G80])" office:value-type="float" office:value="86" calcext:value-type="float">
            <text:p>8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4" calcext:value-type="date">
            <text:p>4 ноя, 2019</text:p>
          </table:table-cell>
          <table:table-cell table:style-name="ce13" office:value-type="float" office:value="2862" calcext:value-type="float">
            <text:p>2862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81:.G81])" office:value-type="float" office:value="107" calcext:value-type="float">
            <text:p>10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3" calcext:value-type="date">
            <text:p>3 ноя, 2019</text:p>
          </table:table-cell>
          <table:table-cell table:style-name="ce13" office:value-type="float" office:value="2861" calcext:value-type="float">
            <text:p>2861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2" calcext:value-type="float">
            <text:p>32</text:p>
          </table:table-cell>
          <table:table-cell table:formula="of:=SUM([.C82:.G82])" office:value-type="float" office:value="114" calcext:value-type="float">
            <text:p>11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2" calcext:value-type="date">
            <text:p>2 ноя, 2019</text:p>
          </table:table-cell>
          <table:table-cell table:style-name="ce13" office:value-type="float" office:value="2860" calcext:value-type="float">
            <text:p>2860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6" calcext:value-type="float">
            <text:p>26</text:p>
          </table:table-cell>
          <table:table-cell table:formula="of:=SUM([.C83:.G83])" office:value-type="float" office:value="65" calcext:value-type="float">
            <text:p>6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1" calcext:value-type="date">
            <text:p>1 ноя, 2019</text:p>
          </table:table-cell>
          <table:table-cell table:style-name="ce13" office:value-type="float" office:value="2859" calcext:value-type="float">
            <text:p>2859</text:p>
          </table:table-cell>
          <table:table-cell table:style-name="ce16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84:.G84])" office:value-type="float" office:value="119" calcext:value-type="float">
            <text:p>119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31" calcext:value-type="date">
            <text:p>31 окт, 2019</text:p>
          </table:table-cell>
          <table:table-cell table:style-name="ce13" office:value-type="float" office:value="2858" calcext:value-type="float">
            <text:p>2858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formula="of:=SUM([.C85:.G85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30" calcext:value-type="date">
            <text:p>30 окт, 2019</text:p>
          </table:table-cell>
          <table:table-cell table:style-name="ce13" office:value-type="float" office:value="2857" calcext:value-type="float">
            <text:p>2857</text:p>
          </table:table-cell>
          <table:table-cell table:style-name="ce16" office:value-type="float" office:value="9" calcext:value-type="float">
            <text:p>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86:.G86])" office:value-type="float" office:value="135" calcext:value-type="float">
            <text:p>13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9" calcext:value-type="date">
            <text:p>29 окт, 2019</text:p>
          </table:table-cell>
          <table:table-cell table:style-name="ce13" office:value-type="float" office:value="2856" calcext:value-type="float">
            <text:p>2856</text:p>
          </table:table-cell>
          <table:table-cell table:style-name="ce16" office:value-type="float" office:value="19" calcext:value-type="float">
            <text:p>1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87:.G87])" office:value-type="float" office:value="142" calcext:value-type="float">
            <text:p>14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8" calcext:value-type="date">
            <text:p>28 окт, 2019</text:p>
          </table:table-cell>
          <table:table-cell table:style-name="ce13" office:value-type="float" office:value="2855" calcext:value-type="float">
            <text:p>2855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3" calcext:value-type="float">
            <text:p>23</text:p>
          </table:table-cell>
          <table:table-cell table:formula="of:=SUM([.C88:.G88])" office:value-type="float" office:value="67" calcext:value-type="float">
            <text:p>6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7" calcext:value-type="date">
            <text:p>27 окт, 2019</text:p>
          </table:table-cell>
          <table:table-cell table:style-name="ce13" office:value-type="float" office:value="2854" calcext:value-type="float">
            <text:p>2854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89:.G89])" office:value-type="float" office:value="123" calcext:value-type="float">
            <text:p>12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6" calcext:value-type="date">
            <text:p>26 окт, 2019</text:p>
          </table:table-cell>
          <table:table-cell table:style-name="ce13" office:value-type="float" office:value="2853" calcext:value-type="float">
            <text:p>2853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90:.G90])" office:value-type="float" office:value="126" calcext:value-type="float">
            <text:p>12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5" calcext:value-type="date">
            <text:p>25 окт, 2019</text:p>
          </table:table-cell>
          <table:table-cell table:style-name="ce13" office:value-type="float" office:value="2852" calcext:value-type="float">
            <text:p>2852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91:.G91])" office:value-type="float" office:value="111" calcext:value-type="float">
            <text:p>11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4" calcext:value-type="date">
            <text:p>24 окт, 2019</text:p>
          </table:table-cell>
          <table:table-cell table:style-name="ce13" office:value-type="float" office:value="2851" calcext:value-type="float">
            <text:p>2851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92:.G92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3" calcext:value-type="date">
            <text:p>23 окт, 2019</text:p>
          </table:table-cell>
          <table:table-cell table:style-name="ce13" office:value-type="float" office:value="2850" calcext:value-type="float">
            <text:p>2850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93:.G93])" office:value-type="float" office:value="118" calcext:value-type="float">
            <text:p>11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2" calcext:value-type="date">
            <text:p>22 окт, 2019</text:p>
          </table:table-cell>
          <table:table-cell table:style-name="ce13" office:value-type="float" office:value="2849" calcext:value-type="float">
            <text:p>2849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94:.G94])" office:value-type="float" office:value="103" calcext:value-type="float">
            <text:p>10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1" calcext:value-type="date">
            <text:p>21 окт, 2019</text:p>
          </table:table-cell>
          <table:table-cell table:style-name="ce13" office:value-type="float" office:value="2848" calcext:value-type="float">
            <text:p>2848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95:.G95])" office:value-type="float" office:value="124" calcext:value-type="float">
            <text:p>12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0" calcext:value-type="date">
            <text:p>20 окт, 2019</text:p>
          </table:table-cell>
          <table:table-cell table:style-name="ce13" office:value-type="float" office:value="2847" calcext:value-type="float">
            <text:p>284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96:.G96])" office:value-type="float" office:value="127" calcext:value-type="float">
            <text:p>12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9" calcext:value-type="date">
            <text:p>19 окт, 2019</text:p>
          </table:table-cell>
          <table:table-cell table:style-name="ce13" office:value-type="float" office:value="2846" calcext:value-type="float">
            <text:p>284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97:.G97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8" calcext:value-type="date">
            <text:p>18 окт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98:.G98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17 окт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99:.G99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16 окт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:.G100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15 окт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:.G101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14 окт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2:.G10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13 окт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3:.G10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12 окт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4:.G10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11 окт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5:.G10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10 окт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:.G10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9 окт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7:.G10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8 окт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:.G10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7 окт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9:.G10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6 окт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:.G11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5 окт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1:.G11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4 окт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12:.G11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3 окт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3:.G11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2 окт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4:.G11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1 окт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5:.G11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30 сен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:.G11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29 сен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7:.G117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28 сен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8:.G11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27 сен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9:.G119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26 сен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:.G12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25 сен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1:.G12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24 сен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22:.G12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23 сен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:.G123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22 сен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4:.G12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21 сен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:.G125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20 сен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:.G12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19 сен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7:.G12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18 сен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:.G12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17 сен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9:.G12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16 сен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0:.G13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15 сен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1:.G13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14 сен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2:.G13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13 сен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3:.G13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12 сен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:.G13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11 сен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:.G13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10 сен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6:.G13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9 сен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37:.G137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8 сен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8:.G138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7 сен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9:.G13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6 сен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0:.G140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5 сен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1:.G141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4 сен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:.G14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3 сен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:.G14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2 сен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4:.G14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1 сен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:.G14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31 авг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6:.G14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30 авг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7:.G14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29 авг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8:.G14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28 авг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9:.G14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27 авг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0:.G150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26 авг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:.G15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25 авг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2:.G15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24 авг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:.G15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23 авг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4:.G15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22 авг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5:.G15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21 авг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:.G15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20 авг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7:.G15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19 авг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:.G15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18 авг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9:.G15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17 авг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:.G16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16 авг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:.G16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15 авг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2:.G16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14 авг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3:.G16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13 авг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:.G16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12 авг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5:.G16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11 авг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:.G16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10 авг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7:.G16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9 авг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8:.G16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8 авг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9:.G16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7 авг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:.G17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6 авг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:.G17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5 авг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2:.G17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4 авг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3:.G17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3 авг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4:.G17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2 авг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5:.G17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1 авг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6:.G17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31 июл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7:.G17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30 июл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8:.G17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29 июл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79:.G17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28 июл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0:.G18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27 июл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1:.G18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26 июл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2:.G18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25 июл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3:.G183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24 июл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4:.G18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23 июл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:.G18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22 июл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6:.G18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21 июл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:.G18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20 июл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8:.G18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19 июл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9:.G18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18 июл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:.G190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17 июл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:.G191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16 июл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2:.G19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15 июл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3:.G19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14 июл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:.G19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13 июл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5:.G19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12 июл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6:.G19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11 июл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97:.G19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10 июл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8:.G19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9 июл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99:.G199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8 июл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0:.G20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7 июл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1:.G20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6 июл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2:.G20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5 июл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3:.G20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4 июл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4:.G20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3 июл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05:.G20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2 июл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6:.G206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1 июл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07:.G207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30 июн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8:.G20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29 июн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09:.G20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28 июн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0:.G21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27 июн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1:.G21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26 июн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12:.G21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25 июн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13:.G213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24 июн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14:.G21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23 июн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5:.G21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22 июн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16:.G21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21 июн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17:.G21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20 июн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218:.G21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19 июн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9:.G21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18 июн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20:.G22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17 июн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1:.G22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16 июн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2:.G222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15 июн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3:.G22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14 июн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24:.G224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13 июн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5:.G22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12 июн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6:.G22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11 июн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27:.G22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10 июн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228:.G22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9 июн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9:.G22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8 июн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30:.G23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7 июн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1:.G23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6 июн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2:.G23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5 июн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33:.G23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4 июн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4:.G23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3 июн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35:.G23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2 июн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36:.G23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1 июн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7:.G23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31 май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8:.G23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30 май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9:.G23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29 май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40:.G24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28 май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1:.G241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27 май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2:.G242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26 май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43:.G24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25 май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4:.G24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24 май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45:.G24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23 май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46:.G24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22 май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7:.G24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21 май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8:.G24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20 май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49:.G24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19 май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0:.G25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18 май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1:.G25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17 май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252:.G252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16 май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53:.G25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15 май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4:.G25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14 май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55:.G25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13 май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6:.G25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12 май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57:.G25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11 май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8:.G25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10 май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9:.G25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9 май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60:.G26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8 май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261:.G26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7 май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2:.G26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6 май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63:.G26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5 май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4:.G26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4 май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265:.G265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3 май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66:.G266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2 май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67:.G26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1 май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68:.G26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30 апр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9:.G26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29 апр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0:.G27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28 апр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1:.G27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27 апр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2:.G27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26 апр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3:.G27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25 апр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74:.G27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24 апр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5:.G27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23 апр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76:.G27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22 апр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77:.G27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21 апр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78:.G27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20 апр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9:.G27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19 апр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0:.G28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18 апр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81:.G28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17 апр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82:.G28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16 апр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83:.G28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15 апр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84:.G28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14 апр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85:.G28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13 апр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6:.G28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12 апр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7:.G28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11 апр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88:.G28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10 апр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89:.G28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9 апр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0:.G29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8 апр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1:.G29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7 апр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2:.G29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6 апр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93:.G29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5 апр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94:.G29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4 апр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95:.G29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3 апр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96:.G29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2 апр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97:.G29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1 апр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98:.G29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31 мар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99:.G29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30 мар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00:.G30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29 мар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01:.G30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28 мар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02:.G302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27 мар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03:.G30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26 мар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4:.G30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25 мар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05:.G30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24 мар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6:.G30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23 мар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07:.G30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22 мар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08:.G30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21 мар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09:.G30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20 мар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10:.G31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19 мар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1:.G31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18 мар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12:.G31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17 мар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13:.G31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16 мар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14:.G31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15 мар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15:.G315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14 мар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16:.G316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13 мар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7:.G31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12 мар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8:.G31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11 мар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19:.G31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10 мар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20:.G32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9 мар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1:.G32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8 мар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22:.G32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7 мар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23:.G32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6 мар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24:.G32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5 мар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5:.G32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4 мар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26:.G32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3 мар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27:.G32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2 мар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28:.G32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1 мар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29:.G32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28 фев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30:.G33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27 фев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1:.G33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26 фев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32:.G33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25 фев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33:.G33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24 фев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34:.G33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23 фев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5:.G33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22 фев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36:.G336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21 фев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7:.G33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20 фев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38:.G33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19 фев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39:.G33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18 фев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40:.G34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17 фев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41:.G34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16 фев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2:.G34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15 фев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43:.G34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14 фев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4:.G34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13 фев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45:.G34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12 фев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6:.G34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11 фев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7:.G34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10 фев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48:.G34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9 фев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9:.G34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8 фев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50:.G35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7 фев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51:.G35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6 фев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52:.G352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5 фев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53:.G35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4 фев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54:.G35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3 фев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5:.G35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2 фев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6:.G35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1 фев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7:.G35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31 янв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58:.G35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30 янв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9:.G35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29 янв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0:.G36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28 янв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1:.G36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27 янв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62:.G36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26 янв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63:.G363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25 янв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4:.G36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24 янв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65:.G36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23 янв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6:.G36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22 янв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67:.G36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21 янв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68:.G368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20 янв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69:.G36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19 янв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70:.G37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18 янв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1:.G37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17 янв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72:.G37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16 янв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3:.G37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15 янв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4:.G37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14 янв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5:.G37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13 янв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76:.G37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12 янв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7:.G377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11 янв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78:.G378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10 янв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9:.G37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9 янв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0:.G38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8 янв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81:.G38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7 янв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2:.G38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6 янв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3:.G38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5 янв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4:.G38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4 янв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85:.G38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3 янв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6:.G38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2 янв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87:.G38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1 янв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8:.G38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31 дек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89:.G38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30 дек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90:.G39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29 дек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1:.G39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28 дек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92:.G39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27 дек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393:.G39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26 дек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394:.G39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25 дек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95:.G39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24 дек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396:.G39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23 дек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97:.G39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22 дек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98:.G39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21 дек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99:.G39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20 дек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400:.G40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19 дек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401:.G40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18 дек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402:.G40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17 дек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403:.G40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16 дек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404:.G4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15 дек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405:.G4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14 дек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406:.G4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13 дек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407:.G4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12 дек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8:.G40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11 дек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09:.G409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10 дек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10:.G41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9 дек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11:.G41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8 дек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12:.G41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7 дек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13:.G41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6 дек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14:.G41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5 дек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415:.G4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4 дек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16:.G41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3 дек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17:.G41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2 дек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18:.G41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1 дек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19:.G41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30 ноя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420:.G4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29 ноя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21:.G42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28 ноя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22:.G42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27 ноя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23:.G42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26 ноя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24:.G42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25 ноя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25:.G42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24 ноя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26:.G42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23 ноя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27:.G42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22 ноя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28:.G428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21 ноя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29:.G42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20 ноя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30:.G43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19 ноя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431:.G431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18 ноя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32:.G43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17 ноя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33:.G43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16 ноя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34:.G43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15 ноя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35:.G43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14 ноя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36:.G43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13 ноя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37:.G43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12 ноя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38:.G43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11 ноя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39:.G43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10 ноя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40:.G44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9 ноя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41:.G44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8 ноя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42:.G44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7 ноя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43:.G44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6 ноя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44:.G44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5 ноя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445:.G445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4 ноя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46:.G44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3 ноя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47:.G44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2 ноя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48:.G44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1 ноя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49:.G44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31 окт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50:.G45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30 окт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51:.G45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29 окт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52:.G452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28 окт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53:.G45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27 окт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54:.G454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26 окт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55:.G45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25 окт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56:.G45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24 окт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57:.G45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23 окт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8:.G45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22 окт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459:.G459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21 окт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0:.G46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20 окт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61:.G46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19 окт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462:.G46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18 окт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63:.G46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17 окт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64:.G46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16 окт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65:.G46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15 окт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66:.G46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14 окт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67:.G46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13 окт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68:.G46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12 окт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469:.G46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11 окт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470:.G470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10 окт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71:.G47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9 окт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2:.G47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8 окт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3:.G47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7 окт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4:.G47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6 окт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75:.G47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5 окт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76:.G47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4 окт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77:.G47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3 окт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8:.G47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2 окт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79:.G47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1 окт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80:.G48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30 сен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1:.G48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29 сен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82:.G48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28 сен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3:.G48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27 сен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84:.G48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26 сен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85:.G485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25 сен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86:.G48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24 сен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7:.G48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23 сен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88:.G48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22 сен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9:.G489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21 сен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90:.G49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20 сен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491:.G49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19 сен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492:.G49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18 сен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493:.G49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17 сен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494:.G49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16 сен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495:.G49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15 сен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496:.G49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14 сен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97:.G49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13 сен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98:.G49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12 сен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99:.G49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11 сен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500:.G50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10 сен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501:.G50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9 сен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502:.G50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8 сен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503:.G50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7 сен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504:.G5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6 сен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505:.G5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5 сен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506:.G5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4 сен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507:.G5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3 сен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508:.G5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2 сен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509:.G5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1 сен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510:.G5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31 авг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511:.G5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30 авг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512:.G5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29 авг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513:.G5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28 авг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514:.G5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27 авг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515:.G5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26 авг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516:.G5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25 авг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517:.G5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24 авг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518:.G5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23 авг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9:.G51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22 авг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520:.G5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21 авг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521:.G5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20 авг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522:.G5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19 авг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523:.G5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18 авг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524:.G5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17 авг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525:.G5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16 авг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526:.G5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15 авг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527:.G5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14 авг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528:.G5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13 авг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529:.G5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12 авг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530:.G5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11 авг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531:.G5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10 авг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532:.G5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9 авг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533:.G5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8 авг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534:.G5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7 авг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535:.G5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6 авг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536:.G5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5 авг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537:.G5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4 авг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538:.G5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3 авг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539:.G5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2 авг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540:.G5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1 авг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1:.G54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31 июл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2:.G54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30 июл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3:.G54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29 июл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44:.G54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28 июл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45:.G54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27 июл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46:.G54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26 июл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7:.G54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25 июл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8:.G54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24 июл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49:.G54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23 июл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0:.G55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22 июл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51:.G55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21 июл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52:.G55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20 июл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53:.G553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19 июл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54:.G55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18 июл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55:.G55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17 июл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6:.G55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16 июл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15 июл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8:.G55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14 июл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59:.G55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13 июл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60:.G56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12 июл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61:.G56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11 июл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62:.G56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10 июл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63:.G56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9 июл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64:.G564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8 июл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65:.G56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7 июл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6:.G566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6 июл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7:.G56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5 июл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68:.G56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4 июл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9:.G56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3 июл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70:.G57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2 июл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71:.G57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1 июл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2:.G57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30 июн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73:.G57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29 июн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74:.G57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28 июн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75:.G57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27 июн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76:.G57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26 июн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7:.G57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25 июн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8:.G57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24 июн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9:.G57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23 июн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80:.G58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22 июн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1:.G58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21 июн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82:.G58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20 июн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83:.G583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19 июн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84:.G58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18 июн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5:.G58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17 июн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6:.G58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16 июн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87:.G58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15 июн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8:.G58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14 июн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89:.G58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13 июн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90:.G59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12 июн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91:.G59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11 июн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2:.G59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10 июн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593:.G593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9 июн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94:.G59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8 июн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5:.G59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7 июн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96:.G59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6 июн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97:.G59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5 июн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98:.G59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4 июн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9:.G59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3 июн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00:.G60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2 июн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1:.G60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1 июн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02:.G60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31 май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3:.G60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30 май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4:.G60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29 май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5:.G60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28 май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06:.G60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27 май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07:.G607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26 май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08:.G60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25 май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9:.G60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24 май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0:.G61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23 май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11:.G611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22 май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12:.G61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21 май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13:.G613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20 май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14:.G61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19 май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5:.G61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18 май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6:.G61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17 май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7:.G61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16 май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8:.G61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15 май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19:.G61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14 май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20:.G62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13 май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621:.G621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12 май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22:.G62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11 май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3:.G62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10 май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24:.G62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9 май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5:.G625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8 май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6:.G62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7 май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7:.G627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6 май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8:.G62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5 май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9:.G62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4 май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30:.G63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3 май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31:.G63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2 май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2:.G632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1 май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33:.G63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30 апр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34:.G63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29 апр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5:.G635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28 апр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6:.G63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27 апр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26 апр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38:.G63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25 апр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9:.G63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24 апр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40:.G64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23 апр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1:.G64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22 апр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42:.G64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21 апр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3:.G64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20 апр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44:.G64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19 апр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5:.G64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18 апр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46:.G64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17 апр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47:.G64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16 апр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8:.G64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15 апр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49:.G64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14 апр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50:.G65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13 апр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51:.G65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12 апр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52:.G65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11 апр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53:.G65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10 апр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4:.G65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9 апр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55:.G65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8 апр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56:.G65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7 апр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7:.G65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6 апр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658:.G65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5 апр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59:.G65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4 апр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0:.G66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3 апр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61:.G66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2 апр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62:.G66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1 апр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3:.G663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31 мар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664:.G664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30 мар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65:.G66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29 мар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66:.G66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28 мар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67:.G66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27 мар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8:.G66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26 мар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9:.G66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25 мар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0:.G67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24 мар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1:.G671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23 мар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72:.G67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22 мар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3:.G673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21 мар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4:.G67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20 мар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5:.G67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19 мар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76:.G67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18 мар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77:.G67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17 мар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78:.G67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16 мар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9:.G679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15 мар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0:.G68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14 мар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81:.G68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13 мар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82:.G68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12 мар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83:.G68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11 мар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84:.G68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10 мар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5:.G68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9 мар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6:.G68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8 мар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7:.G68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7 мар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88:.G68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6 мар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89:.G68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5 мар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0:.G690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4 мар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91:.G69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3 мар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92:.G69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2 мар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93:.G69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1 мар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4:.G69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28 фев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95:.G695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27 фев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96:.G69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26 фев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7:.G69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25 фев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98:.G69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24 фев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9:.G69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23 фев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0:.G70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22 фев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01:.G70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21 фев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02:.G70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20 фев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03:.G70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19 фев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4:.G70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18 фев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05:.G70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17 фев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6:.G70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16 фев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07:.G70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15 фев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8:.G70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14 фев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9:.G70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13 фев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10:.G71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12 фев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1:.G71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11 фев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12:.G71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10 фев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13:.G71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9 фев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714:.G714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8 фев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15:.G71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7 фев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16:.G71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6 фев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17:.G71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5 фев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8:.G71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4 фев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19:.G71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3 фев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20:.G72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2 фев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21:.G72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1 фев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22:.G72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31 янв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23:.G72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30 янв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24:.G72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29 янв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5:.G72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28 янв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26:.G72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27 янв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7:.G72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26 янв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8:.G72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25 янв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9:.G72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24 янв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30:.G73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23 янв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31:.G73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22 янв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32:.G73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21 янв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33:.G73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20 янв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4:.G73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19 янв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5:.G73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18 янв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36:.G736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17 янв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37:.G73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16 янв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38:.G73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15 янв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9:.G73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14 янв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40:.G74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13 янв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1:.G74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12 янв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42:.G74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11 янв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43:.G743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10 янв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4:.G74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9 янв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45:.G74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8 янв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46:.G74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7 янв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7:.G74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6 янв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748:.G74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5 янв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49:.G749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4 янв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0:.G75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3 янв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1:.G75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2 янв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52:.G75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1 янв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3:.G75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31 дек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54:.G75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30 дек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55:.G75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29 дек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6:.G75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28 дек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7:.G75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27 дек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58:.G75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26 дек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59:.G75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25 дек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0:.G76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24 дек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1:.G76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23 дек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2:.G76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22 дек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3:.G76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21 дек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4:.G76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20 дек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5:.G76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19 дек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6:.G76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18 дек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67:.G76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17 дек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8:.G768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16 дек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9:.G76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15 дек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0:.G77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14 дек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1:.G77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13 дек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72:.G77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12 дек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3:.G77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11 дек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4:.G77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10 дек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5:.G77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9 дек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76:.G77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8 дек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77:.G77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7 дек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8:.G77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6 дек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79:.G77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5 дек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0:.G78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4 дек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1:.G78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3 дек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82:.G78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2 дек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3:.G783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1 дек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4:.G78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30 ноя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85:.G78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29 ноя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6:.G78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28 ноя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7:.G78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27 ноя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8:.G78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26 ноя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89:.G789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25 ноя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0:.G79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24 ноя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1:.G79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23 ноя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92:.G79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22 ноя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3:.G79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21 ноя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94:.G79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20 ноя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795:.G795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19 ноя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6:.G79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18 ноя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7:.G79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17 ноя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8:.G79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16 ноя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9:.G79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15 ноя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0:.G80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14 ноя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01:.G80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13 ноя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2:.G80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12 ноя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03:.G80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11 ноя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4:.G80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10 ноя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5:.G80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9 ноя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06:.G80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8 ноя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7:.G80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7 ноя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08:.G80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6 ноя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09:.G80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5 ноя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0:.G81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4 ноя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1:.G81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3 ноя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12:.G81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2 ноя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813:.G81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1 ноя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14:.G81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31 окт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15:.G81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30 окт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6:.G81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29 окт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7:.G81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28 окт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18:.G81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27 окт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19:.G81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26 окт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20:.G82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25 окт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1:.G82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24 окт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2:.G822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23 окт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3:.G82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22 окт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24:.G82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21 окт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25:.G82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20 окт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26:.G82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19 окт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7:.G82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18 окт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8:.G82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17 окт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29:.G82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16 окт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0:.G83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15 окт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1:.G83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14 окт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32:.G832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13 окт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33:.G833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12 окт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4:.G83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11 окт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5:.G83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10 окт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6:.G83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9 окт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7:.G83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8 окт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38:.G83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7 окт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39:.G83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6 окт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0:.G840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5 окт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41:.G84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4 окт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42:.G84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3 окт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3:.G84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2 окт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44:.G84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1 окт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45:.G84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30 сен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46:.G84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29 сен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7:.G847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28 сен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848:.G84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27 сен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49:.G84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26 сен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850:.G850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25 сен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1:.G85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24 сен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2:.G85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23 сен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3:.G85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22 сен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4:.G85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21 сен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5:.G85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20 сен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56:.G85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19 сен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57:.G85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18 сен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8:.G85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17 сен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9:.G85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16 сен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60:.G86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15 сен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61:.G86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14 сен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2:.G86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13 сен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63:.G86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12 сен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64:.G86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11 сен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65:.G865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10 сен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66:.G86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9 сен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67:.G86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8 сен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68:.G868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7 сен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69:.G86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6 сен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70:.G87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5 сен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71:.G87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4 сен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72:.G87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3 сен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3:.G87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2 сен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74:.G87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1 сен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5:.G87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31 авг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6:.G876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30 авг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77:.G87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29 авг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78:.G87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28 авг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9:.G87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27 авг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80:.G88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26 авг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1:.G88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25 авг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82:.G88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24 авг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3:.G88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23 авг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4:.G88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22 авг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5:.G88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21 авг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86:.G88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20 авг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7:.G88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19 авг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8:.G88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18 авг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9:.G889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17 авг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0:.G89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16 авг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91:.G89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15 авг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2:.G89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14 авг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3:.G89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13 авг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4:.G89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12 авг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5:.G89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11 авг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96:.G89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10 авг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97:.G89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9 авг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8:.G89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8 авг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9:.G89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7 авг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0:.G90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6 авг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01:.G901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5 авг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02:.G90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4 авг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03:.G90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3 авг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4:.G90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2 авг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5:.G90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1 авг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6:.G90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31 июл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07:.G90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30 июл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08:.G90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29 июл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9:.G909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28 июл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0:.G91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27 июл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11:.G91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26 июл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12:.G91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25 июл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13:.G91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24 июл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14:.G91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23 июл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5:.G91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22 июл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16:.G91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21 июл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17:.G91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20 июл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18:.G91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19 июл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9:.G919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18 июл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920:.G920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17 июл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1:.G92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16 июл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22:.G92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15 июл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23:.G92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14 июл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24:.G92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13 июл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5:.G92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12 июл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26:.G92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11 июл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7:.G92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10 июл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28:.G92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9 июл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29:.G92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8 июл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0:.G93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7 июл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31:.G93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6 июл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32:.G93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5 июл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33:.G93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4 июл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4:.G93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3 июл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35:.G93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2 июл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36:.G93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1 июл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7:.G93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30 июн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38:.G93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29 июн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39:.G93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28 июн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0:.G940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27 июн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1:.G94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26 июн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2:.G94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25 июн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43:.G94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24 июн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44:.G94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23 июн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45:.G945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22 июн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6:.G946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21 июн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7:.G94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20 июн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48:.G94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19 июн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49:.G94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18 июн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50:.G95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17 июн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1:.G95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16 июн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52:.G95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15 июн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3:.G95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14 июн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4:.G95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13 июн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5:.G95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12 июн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56:.G95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11 июн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57:.G95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10 июн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8:.G95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9 июн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9:.G95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8 июн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60:.G960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7 июн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61:.G96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6 июн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62:.G96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5 июн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63:.G96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4 июн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4:.G96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3 июн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5:.G96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2 июн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66:.G96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1 июн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7:.G96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31 май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68:.G96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30 май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9:.G96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29 май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70:.G97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28 май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1:.G97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27 май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2:.G97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26 май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73:.G97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25 май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74:.G97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24 май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5:.G975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23 май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76:.G97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22 май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77:.G97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21 май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78:.G97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20 май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79:.G97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19 май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80:.G98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18 май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81:.G98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17 май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82:.G982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16 май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3:.G98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15 май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84:.G98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14 май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85:.G985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13 май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6:.G986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12 май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7:.G987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11 май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88:.G98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10 май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9:.G98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9 май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0:.G990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8 май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1:.G99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7 май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2:.G99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6 май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3:.G99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5 май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4:.G99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4 май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5:.G995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3 май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96:.G99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2 май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97:.G99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1 май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8:.G99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30 апр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9:.G99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29 апр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00:.G100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28 апр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01:.G100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27 апр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02:.G100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26 апр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3:.G100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25 апр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4:.G100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24 апр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05:.G100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23 апр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06:.G100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22 апр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07:.G100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21 апр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08:.G100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20 апр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09:.G100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19 апр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0:.G1010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18 апр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1:.G101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17 апр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2:.G101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16 апр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013:.G101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15 апр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4:.G101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14 апр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5:.G101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13 апр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16:.G101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12 апр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17:.G101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11 апр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018:.G1018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10 апр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9:.G101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9 апр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0:.G102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8 апр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1:.G102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7 апр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2:.G102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6 апр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3:.G102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5 апр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24:.G1024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4 апр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5:.G102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3 апр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26:.G102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2 апр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7:.G102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1 апр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28:.G102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31 мар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29:.G102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30 мар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0:.G103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29 мар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31:.G103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28 мар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32:.G103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27 мар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3:.G103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26 мар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4:.G103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25 мар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35:.G103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24 мар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36:.G103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23 мар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7:.G103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22 мар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8:.G1038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21 мар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39:.G103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20 мар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40:.G104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19 мар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1:.G104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18 мар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2:.G104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17 мар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3:.G104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16 мар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44:.G104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15 мар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5:.G104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14 мар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46:.G1046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13 мар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7:.G104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12 мар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48:.G104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11 мар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9:.G1049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10 мар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0:.G105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9 мар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1:.G105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8 мар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52:.G105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7 мар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53:.G105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6 мар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54:.G105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5 мар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55:.G105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4 мар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6:.G105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3 мар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7:.G105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2 мар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58:.G105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1 мар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59:.G105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28 фев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0:.G106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27 фев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1:.G106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26 фев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2:.G1062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25 фев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63:.G106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24 фев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64:.G106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23 фев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65:.G106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22 фев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66:.G106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21 фев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7:.G106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20 фев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68:.G106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19 фев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9:.G1069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18 фев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70:.G107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17 фев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71:.G107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16 фев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072:.G107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15 фев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73:.G107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14 фев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4:.G107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13 фев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75:.G107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12 фев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76:.G107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11 фев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77:.G1077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10 фев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78:.G107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9 фев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079:.G1079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8 фев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80:.G108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7 фев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81:.G108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6 фев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2:.G108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5 фев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3:.G108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4 фев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4:.G108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3 фев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85:.G108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2 фев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6:.G1086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1 фев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87:.G108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31 янв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88:.G108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30 янв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89:.G108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29 янв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90:.G109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28 янв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91:.G109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27 янв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92:.G109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26 янв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93:.G1093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25 янв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94:.G1094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24 янв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95:.G109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23 янв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96:.G109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22 янв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97:.G109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21 янв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98:.G109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20 янв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9:.G109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19 янв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00:.G110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18 янв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101:.G1101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17 янв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2:.G110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16 янв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03:.G110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15 янв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104:.G110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14 янв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05:.G110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13 янв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06:.G110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12 янв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07:.G110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11 янв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8:.G110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10 янв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9:.G110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9 янв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0:.G1110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8 янв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11:.G111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7 янв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12:.G111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6 янв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13:.G111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5 янв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14:.G111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4 янв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5:.G1115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3 янв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16:.G111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2 янв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17:.G111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1 янв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8:.G111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31 дек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19:.G111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30 дек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20:.G1120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29 дек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21:.G112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28 дек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22:.G1122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27 дек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23:.G112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26 дек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4:.G1124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25 дек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5:.G112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24 дек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26:.G112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23 дек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27:.G1127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22 дек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8:.G112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21 дек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9:.G1129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20 дек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0:.G113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19 дек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31:.G113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18 дек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32:.G113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17 дек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133:.G113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16 дек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34:.G1134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15 дек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35:.G113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14 дек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6:.G113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13 дек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37:.G113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12 дек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8:.G113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11 дек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9:.G1139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10 дек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40:.G114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9 дек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41:.G114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8 дек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142:.G1142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7 дек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43:.G1143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6 дек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4:.G114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5 дек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5:.G114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4 дек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46:.G114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3 дек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7:.G114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2 дек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48:.G114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1 дек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9:.G114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30 ноя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50:.G115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29 ноя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51:.G115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28 ноя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52:.G115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27 ноя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153:.G1153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26 ноя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54:.G115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25 ноя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55:.G115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24 ноя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56:.G115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23 ноя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57:.G115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22 ноя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8:.G115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21 ноя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59:.G1159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20 ноя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0:.G116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19 ноя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61:.G116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18 ноя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2:.G116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17 ноя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63:.G116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16 ноя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4:.G1164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15 ноя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5:.G116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14 ноя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6:.G116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13 ноя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67:.G116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12 ноя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8:.G116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11 ноя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9:.G116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10 ноя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0:.G117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9 ноя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71:.G1171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8 ноя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72:.G117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7 ноя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3:.G117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6 ноя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4:.G117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5 ноя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5:.G117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4 ноя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76:.G117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3 ноя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7:.G117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2 ноя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78:.G117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1 ноя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9:.G117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31 окт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80:.G118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30 окт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81:.G118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29 окт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2:.G118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28 окт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83:.G118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27 окт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84:.G118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26 окт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85:.G118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25 окт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86:.G118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24 окт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7:.G118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23 окт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8:.G118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22 окт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9:.G118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21 окт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90:.G119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20 окт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1:.G1191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19 окт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92:.G119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18 окт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93:.G119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17 окт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194:.G1194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16 окт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95:.G119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15 окт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96:.G119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14 окт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97:.G119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13 окт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98:.G119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12 окт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9:.G119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11 окт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00:.G120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10 окт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01:.G120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9 окт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02:.G120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8 окт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3:.G120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7 окт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04:.G120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6 окт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05:.G120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5 окт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06:.G120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4 окт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7:.G120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3 окт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208:.G1208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2 окт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9:.G120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1 окт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0:.G121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30 сен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11:.G121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29 сен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12:.G121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28 сен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13:.G121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27 сен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14:.G121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26 сен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5:.G121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25 сен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216:.G121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24 сен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217:.G1217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23 сен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8:.G121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22 сен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19:.G121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21 сен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0:.G122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20 сен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1:.G122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19 сен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22:.G122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18 сен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223:.G1223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17 сен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24:.G122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16 сен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5:.G122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15 сен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6:.G122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14 сен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27:.G122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13 сен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28:.G122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12 сен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229:.G122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11 сен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30:.G123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10 сен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231:.G123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9 сен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32:.G123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8 сен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233:.G123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7 сен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34:.G123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6 сен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5:.G123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5 сен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6:.G123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4 сен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37:.G123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3 сен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238:.G1238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2 сен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9:.G123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1 сен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0:.G124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31 авг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41:.G124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30 авг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2:.G1242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29 авг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3:.G124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28 авг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4:.G124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27 авг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45:.G124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26 авг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6:.G124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25 авг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7:.G124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24 авг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8:.G124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23 авг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9:.G124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22 авг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50:.G125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21 авг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51:.G125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20 авг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2:.G125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19 авг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53:.G125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18 авг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4:.G125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17 авг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55:.G1255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16 авг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6:.G125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15 авг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7:.G125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14 авг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8:.G125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13 авг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59:.G125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12 авг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0:.G1260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11 авг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1:.G1261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10 авг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62:.G126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9 авг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63:.G126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8 авг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4:.G126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7 авг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5:.G126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6 авг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66:.G126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5 авг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67:.G126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4 авг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8:.G126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3 авг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9:.G126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2 авг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70:.G127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1 авг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1:.G127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31 июл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72:.G127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30 июл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73:.G127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29 июл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74:.G127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28 июл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5:.G127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27 июл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76:.G127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26 июл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77:.G127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25 июл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78:.G127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24 июл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79:.G127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23 июл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0:.G1280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22 июл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81:.G128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21 июл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2:.G128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20 июл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283:.G1283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19 июл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84:.G128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18 июл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85:.G128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17 июл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6:.G1286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16 июл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7:.G128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15 июл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8:.G128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14 июл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9:.G128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13 июл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0:.G129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12 июл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1:.G129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11 июл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2:.G129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10 июл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293:.G129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9 июл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4:.G129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8 июл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5:.G129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7 июл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6:.G129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6 июл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7:.G129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5 июл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8:.G129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4 июл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99:.G129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3 июл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00:.G130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2 июл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1:.G1301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1 июл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2:.G130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30 июн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3:.G130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29 июн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04:.G130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28 июн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05:.G1305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27 июн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6:.G1306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26 июн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07:.G130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25 июн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8:.G130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24 июн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09:.G130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23 июн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10:.G131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22 июн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11:.G131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21 июн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2:.G131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20 июн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13:.G131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19 июн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14:.G131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18 июн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5:.G131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17 июн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16:.G131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16 июн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17:.G131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15 июн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8:.G131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14 июн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19:.G131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13 июн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20:.G132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12 июн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1:.G132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11 июн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322:.G1322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10 июн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23:.G132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9 июн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24:.G132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8 июн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25:.G132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7 июн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6:.G132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6 июн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27:.G132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5 июн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28:.G132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4 июн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9:.G132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3 июн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30:.G133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2 июн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31:.G133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1 июн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32:.G1332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31 май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33:.G133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30 май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34:.G133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29 май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35:.G133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28 май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36:.G133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27 май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37:.G1337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26 май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8:.G133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25 май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9:.G1339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24 май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40:.G134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23 май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1:.G1341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22 май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42:.G134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21 май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43:.G134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20 май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44:.G134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19 май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5:.G1345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18 май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46:.G134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17 май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7:.G134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16 май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48:.G134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15 май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49:.G134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14 май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50:.G135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13 май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1:.G135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12 май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52:.G135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11 май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3:.G135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10 май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54:.G135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9 май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55:.G135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8 май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6:.G1356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7 май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7:.G135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6 май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8:.G135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5 май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59:.G135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4 май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0:.G136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3 май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1:.G136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2 май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2:.G136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1 май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3:.G136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30 апр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64:.G136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29 апр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65:.G136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28 апр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6:.G136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27 апр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7:.G136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26 апр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68:.G136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25 апр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9:.G136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24 апр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70:.G137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23 апр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71:.G137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22 апр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2:.G137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21 апр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3:.G137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20 апр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74:.G137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19 апр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5:.G137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18 апр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76:.G137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17 апр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7:.G1377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16 апр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78:.G137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15 апр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79:.G137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14 апр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0:.G138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13 апр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81:.G138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12 апр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2:.G138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11 апр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83:.G138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10 апр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84:.G1384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9 апр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85:.G138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8 апр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86:.G138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7 апр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87:.G138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6 апр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8:.G138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5 апр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9:.G138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4 апр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0:.G139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3 апр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1:.G139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2 апр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2:.G139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1 апр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93:.G139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31 мар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4:.G1394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30 мар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5:.G139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29 мар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6:.G139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28 мар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7:.G139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27 мар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98:.G139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26 мар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9:.G139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25 мар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0:.G140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24 мар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1:.G140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23 мар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02:.G140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22 мар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03:.G140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21 мар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04:.G140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20 мар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5:.G1405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19 мар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6:.G140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18 мар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7:.G140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17 мар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08:.G140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16 мар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9:.G140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15 мар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0:.G141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14 мар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11:.G141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13 мар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12:.G141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12 мар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13:.G141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11 мар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4:.G141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10 мар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5:.G141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9 мар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6:.G141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8 мар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7:.G141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7 мар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18:.G141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6 мар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19:.G141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5 мар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0:.G142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4 мар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21:.G142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3 мар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422:.G1422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2 мар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3:.G142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1 мар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24:.G142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29 фев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25:.G142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28 фев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26:.G142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27 фев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7:.G142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26 фев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8:.G142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25 фев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9:.G142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24 фев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0:.G143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23 фев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31:.G143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22 фев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2:.G143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21 фев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33:.G143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20 фев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4:.G143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19 фев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5:.G143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18 фев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36:.G1436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17 фев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7:.G143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16 фев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38:.G143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15 фев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39:.G1439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14 фев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40:.G144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13 фев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1:.G1441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12 фев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2:.G144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11 фев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43:.G144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10 фев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4:.G144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9 фев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45:.G144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8 фев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46:.G144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7 фев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7:.G144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6 фев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448:.G1448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5 фев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49:.G144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4 фев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50:.G145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3 фев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1:.G145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2 фев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2:.G145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1 фев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3:.G1453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31 янв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4:.G145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30 янв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5:.G145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29 янв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6:.G145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28 янв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57:.G145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27 янв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58:.G145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26 янв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59:.G1459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25 янв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0:.G146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24 янв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1:.G146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23 янв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62:.G146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22 янв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3:.G146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21 янв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64:.G146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20 янв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65:.G146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19 янв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6:.G146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18 янв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67:.G146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17 янв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468:.G146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16 янв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9:.G146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15 янв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70:.G147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14 янв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1:.G147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13 янв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2:.G147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12 янв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3:.G147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11 янв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74:.G147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10 янв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5:.G147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9 янв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76:.G147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8 янв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77:.G147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7 янв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78:.G147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6 янв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79:.G147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5 янв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0:.G148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4 янв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81:.G148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3 янв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82:.G148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2 янв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3:.G148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1 янв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84:.G148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31 дек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85:.G148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30 дек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86:.G148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29 дек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487:.G1487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28 дек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88:.G148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27 дек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89:.G148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26 дек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0:.G149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25 дек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91:.G149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24 дек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2:.G149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23 дек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93:.G149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22 дек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94:.G149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21 дек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5:.G149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20 дек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96:.G149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19 дек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97:.G1497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18 дек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8:.G149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17 дек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99:.G149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16 дек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00:.G150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15 дек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1:.G150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14 дек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02:.G1502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13 дек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3:.G150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12 дек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04:.G150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11 дек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5:.G150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10 дек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06:.G150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9 дек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7:.G150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8 дек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8:.G150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7 дек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09:.G150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6 дек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0:.G151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5 дек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11:.G151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4 дек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2:.G151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3 дек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513:.G151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2 дек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4:.G151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1 дек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5:.G151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30 ноя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16:.G151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29 ноя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7:.G151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28 ноя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18:.G151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27 ноя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19:.G151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26 ноя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20:.G152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25 ноя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1:.G152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24 ноя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2:.G152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23 ноя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23:.G152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22 ноя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24:.G152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21 ноя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5:.G152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20 ноя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26:.G152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19 ноя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7:.G152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18 ноя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28:.G152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17 ноя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9:.G152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16 ноя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0:.G153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15 ноя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531:.G153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14 ноя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32:.G153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13 ноя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3:.G153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12 ноя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34:.G153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11 ноя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5:.G153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10 ноя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6:.G153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9 ноя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7:.G153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8 ноя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8:.G153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7 ноя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9:.G153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6 ноя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0:.G154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5 ноя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41:.G154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4 ноя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2:.G1542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3 ноя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3:.G154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2 ноя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4:.G154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1 ноя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45:.G154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31 окт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546:.G1546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30 окт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47:.G154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29 окт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8:.G154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28 окт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9:.G154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27 окт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50:.G155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26 окт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1:.G155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25 окт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52:.G155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24 окт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3:.G155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23 окт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54:.G155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22 окт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55:.G155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21 окт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6:.G155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20 окт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7:.G155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19 окт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8:.G155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18 окт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9:.G1559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17 окт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60:.G156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16 окт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61:.G156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15 окт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2:.G156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14 окт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63:.G156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13 окт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4:.G156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12 окт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5:.G156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11 окт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66:.G1566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10 окт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67:.G156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9 окт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68:.G156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8 окт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9:.G156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7 окт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0:.G157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6 окт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1:.G157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5 окт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2:.G157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4 окт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73:.G157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3 окт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74:.G157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2 окт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75:.G157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1 окт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76:.G157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30 сен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77:.G157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29 сен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8:.G157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28 сен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9:.G157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27 сен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80:.G158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26 сен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1:.G158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25 сен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2:.G158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24 сен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3:.G158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23 сен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84:.G158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22 сен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85:.G158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21 сен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6:.G158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20 сен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7:.G158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19 сен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8:.G158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18 сен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9:.G158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17 сен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0:.G159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16 сен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91:.G159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15 сен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2:.G159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14 сен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93:.G159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13 сен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4:.G159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12 сен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95:.G159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11 сен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96:.G159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10 сен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7:.G159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9 сен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98:.G159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8 сен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99:.G1599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7 сен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0:.G160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6 сен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01:.G1601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5 сен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02:.G160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4 сен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03:.G160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3 сен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4:.G160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2 сен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605:.G160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1 сен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6:.G160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31 авг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7:.G160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30 авг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08:.G160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29 авг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9:.G160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28 авг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0:.G161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27 авг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1:.G1611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26 авг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2:.G161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25 авг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3:.G161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24 авг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4:.G161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23 авг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15:.G161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22 авг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16:.G161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21 авг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617:.G161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20 авг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8:.G161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19 авг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9:.G161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18 авг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0:.G162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17 авг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21:.G162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16 авг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22:.G162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15 авг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3:.G162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14 авг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4:.G162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13 авг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5:.G162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12 авг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26:.G162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11 авг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27:.G162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10 авг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8:.G162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9 авг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9:.G162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8 авг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0:.G163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7 авг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631:.G1631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6 авг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32:.G163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5 авг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3:.G163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4 авг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34:.G163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3 авг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5:.G163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2 авг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36:.G163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1 авг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637:.G163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31 июл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38:.G163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30 июл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39:.G163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29 июл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640:.G164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28 июл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41:.G164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27 июл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2:.G164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26 июл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3:.G164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25 июл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44:.G164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24 июл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45:.G164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23 июл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46:.G164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22 июл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47:.G164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21 июл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48:.G164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20 июл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49:.G1649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19 июл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650:.G165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18 июл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651:.G165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17 июл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52:.G165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16 июл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3:.G165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15 июл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54:.G165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14 июл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55:.G165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13 июл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56:.G165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12 июл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57:.G165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11 июл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58:.G165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10 июл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59:.G165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9 июл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0:.G166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8 июл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1:.G166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7 июл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62:.G166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6 июл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3:.G166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5 июл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4:.G166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4 июл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65:.G166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3 июл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6:.G166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2 июл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7:.G166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1 июл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68:.G166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30 июн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69:.G166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29 июн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70:.G167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28 июн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1:.G167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27 июн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72:.G167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26 июн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3:.G167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25 июн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4:.G167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24 июн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5:.G167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23 июн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6:.G167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22 июн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77:.G167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21 июн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8:.G167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20 июн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79:.G167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19 июн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0:.G168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18 июн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1:.G168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17 июн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2:.G168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16 июн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3:.G168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15 июн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4:.G168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14 июн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5:.G168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13 июн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86:.G168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12 июн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87:.G168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11 июн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8:.G168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10 июн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9:.G168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9 июн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90:.G169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8 июн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1:.G169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7 июн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92:.G169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6 июн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93:.G169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5 июн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4:.G169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4 июн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95:.G169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3 июн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6:.G169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2 июн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97:.G169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1 июн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8:.G169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31 май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99:.G169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30 май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00:.G170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29 май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01:.G170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28 май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2:.G170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27 май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3:.G170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26 май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4:.G170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25 май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05:.G1705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24 май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06:.G170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23 май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7:.G170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22 май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08:.G170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21 май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9:.G170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20 май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0:.G171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19 май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11:.G171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18 май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12:.G171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17 май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3:.G1713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16 май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14:.G171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15 май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5:.G171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14 май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6:.G1716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13 май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17:.G171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12 май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8:.G1718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11 май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9:.G171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10 май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0:.G172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9 май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1:.G172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8 май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2:.G172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7 май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3:.G172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6 май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4:.G172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5 май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5:.G172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4 май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26:.G1726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3 май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7:.G172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2 май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28:.G172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1 май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9:.G172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30 апр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0:.G173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29 апр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1:.G173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28 апр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32:.G173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27 апр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3:.G173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26 апр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4:.G173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25 апр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5:.G173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24 апр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6:.G173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23 апр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7:.G173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22 апр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8:.G173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21 апр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39:.G173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20 апр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0:.G174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19 апр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1:.G174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18 апр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2:.G174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17 апр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43:.G174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16 апр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4:.G174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15 апр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5:.G174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14 апр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46:.G1746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13 апр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7:.G1747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12 апр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8:.G174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11 апр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9:.G174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10 апр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50:.G175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9 апр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51:.G175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8 апр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52:.G175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7 апр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53:.G175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6 апр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54:.G175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5 апр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5:.G175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4 апр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56:.G175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3 апр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7:.G175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2 апр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8:.G175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1 апр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9:.G1759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31 мар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0:.G176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30 мар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61:.G176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29 мар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62:.G176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28 мар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3:.G176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27 мар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4:.G176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26 мар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5:.G176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25 мар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66:.G176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24 мар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67:.G176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23 мар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68:.G176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22 мар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9:.G176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21 мар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0:.G1770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20 мар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1:.G177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19 мар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2:.G177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18 мар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73:.G177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17 мар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4:.G177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16 мар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75:.G177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15 мар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6:.G177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14 мар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77:.G1777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13 мар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78:.G177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12 мар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79:.G177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11 мар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0:.G178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10 мар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81:.G178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9 мар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2:.G178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8 мар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83:.G178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7 мар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84:.G178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6 мар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85:.G178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5 мар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86:.G178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4 мар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87:.G178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3 мар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8:.G178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2 мар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89:.G178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1 мар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90:.G179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28 фев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91:.G179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27 фев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2:.G179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26 фев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93:.G179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25 фев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94:.G179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24 фев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95:.G179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23 фев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96:.G179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22 фев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97:.G179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21 фев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8:.G179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20 фев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99:.G179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19 фев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0:.G180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18 фев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1:.G180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17 фев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02:.G180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16 фев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03:.G180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15 фев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4:.G180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14 фев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5:.G180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13 фев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6:.G1806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12 фев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7:.G180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11 фев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08:.G180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10 фев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9:.G180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9 фев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10:.G181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8 фев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811:.G1811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7 фев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12:.G181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6 фев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13:.G181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5 фев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4:.G181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4 фев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15:.G181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3 фев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16:.G181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2 фев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17:.G181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1 фев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8:.G181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31 янв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819:.G1819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30 янв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20:.G182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29 янв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21:.G182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28 янв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22:.G182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27 янв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3:.G182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26 янв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24:.G182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25 янв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25:.G182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24 янв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6:.G182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23 янв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27:.G182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22 янв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28:.G182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21 янв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9:.G182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20 янв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30:.G183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19 янв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1:.G183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18 янв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32:.G183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17 янв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33:.G183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16 янв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4:.G1834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15 янв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5:.G183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14 янв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36:.G183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13 янв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37:.G183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12 янв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38:.G183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11 янв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39:.G183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10 янв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40:.G1840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9 янв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41:.G184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8 янв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42:.G184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7 янв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43:.G184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6 янв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44:.G184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5 янв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45:.G184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4 янв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46:.G184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3 янв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47:.G184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2 янв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48:.G184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1 янв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49:.G184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31 дек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0:.G185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30 дек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1:.G185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29 дек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2:.G185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28 дек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53:.G185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27 дек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54:.G185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26 дек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5:.G1855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25 дек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56:.G185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24 дек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7:.G185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23 дек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8:.G185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22 дек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59:.G185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21 дек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0:.G186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20 дек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61:.G186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19 дек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62:.G186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18 дек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63:.G186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17 дек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4:.G186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16 дек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65:.G186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15 дек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66:.G186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14 дек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67:.G186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13 дек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68:.G186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12 дек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869:.G1869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11 дек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0:.G187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10 дек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1:.G187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9 дек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72:.G1872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8 дек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3:.G187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7 дек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74:.G187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6 дек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75:.G187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5 дек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76:.G187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4 дек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77:.G187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3 дек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78:.G187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2 дек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879:.G1879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1 дек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0:.G188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30 ноя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81:.G188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29 ноя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2:.G188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28 ноя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3:.G188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27 ноя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4:.G188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26 ноя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5:.G1885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25 ноя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6:.G188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24 ноя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87:.G188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23 ноя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88:.G188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22 ноя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9:.G188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21 ноя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0:.G189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20 ноя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1:.G189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19 ноя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92:.G189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18 ноя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93:.G189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17 ноя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4:.G189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16 ноя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95:.G189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15 ноя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6:.G189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14 ноя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97:.G189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13 ноя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98:.G1898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12 ноя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99:.G189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11 ноя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0:.G1900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10 ноя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901:.G190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9 ноя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2:.G190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8 ноя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3:.G190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7 ноя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04:.G190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6 ноя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905:.G190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5 ноя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06:.G190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4 ноя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07:.G190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3 ноя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08:.G190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2 ноя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09:.G190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1 ноя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0:.G191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31 окт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1:.G191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30 окт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2:.G191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29 окт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3:.G191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28 окт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914:.G1914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27 окт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5:.G191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26 окт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16:.G191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25 окт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7:.G191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24 окт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8:.G191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23 окт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9:.G191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22 окт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0:.G192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21 окт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1:.G1921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20 окт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922:.G192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19 окт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23:.G192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18 окт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4:.G192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17 окт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5:.G192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16 окт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6:.G1926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15 окт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27:.G192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14 окт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8:.G192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13 окт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929:.G192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12 окт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0:.G193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11 окт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1:.G193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10 окт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32:.G193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9 окт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933:.G1933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8 окт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4:.G193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7 окт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5:.G193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6 окт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6:.G193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5 окт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937:.G193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4 окт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38:.G193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3 окт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939:.G193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2 окт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0:.G194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1 окт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1:.G194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30 сен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2:.G194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29 сен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3:.G194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28 сен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4:.G194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27 сен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5:.G194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26 сен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946:.G194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25 сен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47:.G194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24 сен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8:.G194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23 сен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9:.G194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22 сен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50:.G195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21 сен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51:.G195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20 сен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52:.G195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19 сен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953:.G195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18 сен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54:.G195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17 сен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5:.G195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16 сен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56:.G195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15 сен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57:.G1957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14 сен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8:.G195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13 сен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59:.G195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12 сен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960:.G196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11 сен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61:.G1961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10 сен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62:.G196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9 сен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63:.G1963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8 сен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64:.G196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7 сен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65:.G196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6 сен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966:.G1966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5 сен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67:.G196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4 сен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68:.G196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3 сен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69:.G196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2 сен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70:.G197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1 сен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71:.G197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31 авг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972:.G197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30 авг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73:.G197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29 авг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74:.G1974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28 авг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75:.G197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27 авг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76:.G197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26 авг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77:.G197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25 авг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78:.G197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24 авг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79:.G197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23 авг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80:.G198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22 авг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81:.G198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21 авг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82:.G198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20 авг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83:.G198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19 авг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84:.G198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18 авг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85:.G198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17 авг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86:.G198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16 авг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87:.G198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15 авг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88:.G198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14 авг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89:.G198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13 авг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90:.G199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12 авг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91:.G199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11 авг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92:.G199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10 авг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93:.G199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9 авг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94:.G199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8 авг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95:.G199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7 авг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96:.G199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6 авг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97:.G199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5 авг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98:.G199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4 авг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99:.G199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3 авг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00:.G200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2 авг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01:.G200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1 авг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02:.G200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31 июл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03:.G200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30 июл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04:.G200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29 июл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05:.G200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28 июл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2006:.G200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27 июл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07:.G200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26 июл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08:.G200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25 июл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09:.G200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24 июл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10:.G201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23 июл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11:.G2011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22 июл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12:.G201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21 июл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13:.G2013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20 июл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14:.G2014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19 июл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015:.G201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18 июл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16:.G201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17 июл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17:.G201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16 июл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18:.G201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15 июл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19:.G201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14 июл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020:.G202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13 июл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21:.G202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12 июл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22:.G202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11 июл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23:.G202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10 июл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24:.G202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9 июл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2025:.G2025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8 июл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26:.G202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7 июл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027:.G202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6 июл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28:.G202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5 июл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29:.G2029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4 июл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30:.G203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3 июл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031:.G203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2 июл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032:.G203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1 июл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33:.G203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30 июн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34:.G203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29 июн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35:.G203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28 июн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36:.G203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27 июн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037:.G2037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26 июн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38:.G203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25 июн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39:.G203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24 июн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40:.G204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23 июн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41:.G204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22 июн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042:.G204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21 июн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43:.G204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20 июн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2044:.G2044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19 июн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045:.G2045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18 июн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17 июн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16 июн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15 июн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14 июн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13 июн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12 июн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11 июн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10 июн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9 июн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8 июн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7 июн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6 июн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5 июн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4 июн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3 июн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2 июн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1 июн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31 май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30 май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29 май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28 май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27 май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26 май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25 май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24 май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23 май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22 май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21 май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20 май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19 май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18 май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17 май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16 май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15 май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14 май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13 май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12 май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11 май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10 май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9 май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8 май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7 май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6 май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5 май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4 май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3 май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2 май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1 май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30 апр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29 апр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28 апр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27 апр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26 апр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25 апр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24 апр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23 апр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22 апр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21 апр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20 апр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19 апр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18 апр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17 апр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16 апр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15 апр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14 апр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13 апр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12 апр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11 апр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10 апр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9 апр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8 апр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7 апр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6 апр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5 апр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4 апр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3 апр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2 апр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1 апр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31 мар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30 мар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29 мар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28 мар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27 мар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26 мар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25 мар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24 мар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23 мар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22 мар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21 мар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20 мар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19 мар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18 мар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17 мар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16 мар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15 мар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14 мар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13 мар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12 мар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11 мар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10 мар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9 мар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8 мар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7 мар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6 мар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5 мар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4 мар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3 мар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2 мар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1 мар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28 фев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27 фев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26 фев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25 фев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24 фев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23 фев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22 фев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21 фев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20 фев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19 фев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18 фев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17 фев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16 фев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15 фев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14 фев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13 фев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12 фев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11 фев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10 фев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9 фев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8 фев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7 фев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6 фев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5 фев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4 фев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3 фев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2 фев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1 фев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31 янв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30 янв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29 янв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28 янв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27 янв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26 янв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25 янв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24 янв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23 янв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22 янв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21 янв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20 янв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19 янв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18 янв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17 янв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16 янв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15 янв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14 янв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13 янв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12 янв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11 янв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10 янв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9 янв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8 янв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7 янв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6 янв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5 янв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4 янв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3 янв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2 янв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1 янв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31 дек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30 дек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29 дек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28 дек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27 дек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26 дек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25 дек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24 дек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23 дек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22 дек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21 дек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20 дек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19 дек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18 дек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17 дек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16 дек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15 дек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14 дек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13 дек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12 дек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11 дек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10 дек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9 дек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8 дек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7 дек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6 дек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5 дек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4 дек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3 дек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2 дек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1 дек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30 ноя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29 ноя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28 ноя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27 ноя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26 ноя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25 ноя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24 ноя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23 ноя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22 ноя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21 ноя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20 ноя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19 ноя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18 ноя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17 ноя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16 ноя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15 ноя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14 ноя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13 ноя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12 ноя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11 ноя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10 ноя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9 ноя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8 ноя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7 ноя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6 ноя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5 ноя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4 ноя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3 ноя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2 ноя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1 ноя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31 окт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30 окт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29 окт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28 окт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27 окт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26 окт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25 окт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24 окт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23 окт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22 окт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21 окт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20 окт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19 окт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18 окт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17 окт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16 окт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15 окт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14 окт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13 окт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12 окт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11 окт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10 окт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9 окт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8 окт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7 окт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6 окт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5 окт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4 окт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3 окт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2 окт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1 окт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30 сен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29 сен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28 сен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27 сен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26 сен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25 сен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24 сен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23 сен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22 сен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21 сен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20 сен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19 сен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18 сен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17 сен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16 сен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15 сен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14 сен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13 сен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12 сен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11 сен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10 сен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9 сен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8 сен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7 сен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6 сен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5 сен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4 сен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3 сен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2 сен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1 сен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31 авг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30 авг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29 авг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28 авг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27 авг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26 авг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25 авг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24 авг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23 авг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22 авг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21 авг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20 авг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19 авг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18 авг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17 авг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16 авг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15 авг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14 авг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13 авг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12 авг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11 авг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10 авг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9 авг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8 авг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7 авг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6 авг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5 авг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4 авг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3 авг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2 авг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1 авг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31 июл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30 июл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29 июл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28 июл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27 июл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26 июл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25 июл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24 июл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23 июл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22 июл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21 июл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20 июл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19 июл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18 июл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17 июл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16 июл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15 июл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14 июл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13 июл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12 июл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11 июл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10 июл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9 июл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8 июл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7 июл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6 июл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5 июл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4 июл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3 июл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2 июл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1 июл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30 июн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29 июн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28 июн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27 июн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26 июн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25 июн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24 июн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23 июн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22 июн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21 июн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20 июн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19 июн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18 июн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17 июн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16 июн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15 июн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14 июн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13 июн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12 июн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11 июн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10 июн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9 июн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8 июн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7 июн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6 июн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5 июн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4 июн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3 июн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2 июн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1 июн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31 май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30 май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29 май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28 май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27 май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26 май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25 май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24 май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23 май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22 май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21 май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20 май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19 май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18 май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17 май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16 май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15 май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14 май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13 май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12 май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11 май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10 май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9 май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8 май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7 май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6 май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5 май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4 май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3 май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2 май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1 май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30 апр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29 апр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28 апр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27 апр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26 апр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25 апр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24 апр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23 апр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22 апр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21 апр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20 апр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19 апр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18 апр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17 апр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16 апр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15 апр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14 апр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13 апр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12 апр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11 апр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10 апр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9 апр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8 апр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7 апр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6 апр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5 апр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4 апр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3 апр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2 апр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1 апр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31 мар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30 мар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29 мар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28 мар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27 мар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26 мар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25 мар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24 мар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23 мар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22 мар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21 мар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20 мар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19 мар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18 мар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17 мар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16 мар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15 мар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14 мар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13 мар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12 мар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11 мар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10 мар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9 мар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8 мар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7 мар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6 мар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5 мар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4 мар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3 мар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2 мар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1 мар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28 фев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27 фев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26 фев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25 фев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24 фев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23 фев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22 фев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21 фев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20 фев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19 фев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18 фев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17 фев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16 фев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15 фев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14 фев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13 фев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12 фев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11 фев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10 фев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9 фев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8 фев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7 фев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6 фев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5 фев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4 фев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3 фев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2 фев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1 фев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31 янв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30 янв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29 янв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28 янв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27 янв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26 янв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25 янв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24 янв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23 янв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22 янв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21 янв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20 янв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19 янв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18 янв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17 янв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16 янв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15 янв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14 янв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13 янв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12 янв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11 янв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10 янв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9 янв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8 янв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7 янв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6 янв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5 янв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4 янв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3 янв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2 янв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1 янв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31 дек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30 дек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29 дек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28 дек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27 дек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26 дек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25 дек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24 дек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23 дек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22 дек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21 дек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20 дек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19 дек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18 дек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17 дек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16 дек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15 дек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14 дек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13 дек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12 дек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8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2mm" svg:height="4.7mm" svg:x="14.97mm" svg:y="4.5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1" calcext:value-type="float">
            <text:p>1</text:p>
          </table:table-cell>
          <table:table-cell table:style-name="ce28" table:formula="of:=COUNTIF(Last12;[.A2])" office:value-type="float" office:value="1" calcext:value-type="float">
            <text:p>1</text:p>
          </table:table-cell>
          <table:table-cell table:style-name="ce29" table:formula="of:=COUNTIF(Last50;[.A2])" office:value-type="float" office:value="2" calcext:value-type="float">
            <text:p>2</text:p>
          </table:table-cell>
          <table:table-cell table:style-name="ce30" table:formula="of:=COUNTIF(Last100;[.A2])" office:value-type="float" office:value="6" calcext:value-type="float">
            <text:p>6</text:p>
          </table:table-cell>
          <table:table-cell table:style-name="ce31" table:formula="of:=COUNTIF(Total;[.A2])" office:value-type="float" office:value="260" calcext:value-type="float">
            <text:p>260</text:p>
          </table:table-cell>
          <table:table-cell table:style-name="ce32" table:formula="of:=VALUE(50/[.D2])" office:value-type="float" office:value="25" calcext:value-type="float">
            <text:p>25</text:p>
          </table:table-cell>
          <table:table-cell table:style-name="ce1" table:formula="of:=IF([.B2]=0;[.$A2];&quot;&quot;)">
            <text:p/>
          </table:table-cell>
          <table:table-cell table:style-name="ce33" table:formula="of:=IF([.C2]=0;[.$A2];&quot;&quot;)">
            <text:p/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0" calcext:value-type="float">
            <text:p>0</text:p>
          </table:table-cell>
          <table:table-cell table:style-name="ce28" table:formula="of:=COUNTIF(Last12;[.A3])" office:value-type="float" office:value="2" calcext:value-type="float">
            <text:p>2</text:p>
          </table:table-cell>
          <table:table-cell table:style-name="ce29" table:formula="of:=COUNTIF(Last50;[.A3])" office:value-type="float" office:value="10" calcext:value-type="float">
            <text:p>10</text:p>
          </table:table-cell>
          <table:table-cell table:style-name="ce30" table:formula="of:=COUNTIF(Last100;[.A3])" office:value-type="float" office:value="13" calcext:value-type="float">
            <text:p>13</text:p>
          </table:table-cell>
          <table:table-cell table:style-name="ce31" table:formula="of:=COUNTIF(Total;[.A3])" office:value-type="float" office:value="296" calcext:value-type="float">
            <text:p>296</text:p>
          </table:table-cell>
          <table:table-cell table:style-name="ce32" table:formula="of:=VALUE(50/[.D3])" office:value-type="float" office:value="5" calcext:value-type="float">
            <text:p>5</text:p>
          </table:table-cell>
          <table:table-cell table:style-name="ce1" table:formula="of:=IF([.B3]=0;[.$A3];&quot;&quot;)" office:value-type="float" office:value="2" calcext:value-type="float">
            <text:p>2</text:p>
          </table:table-cell>
          <table:table-cell table:style-name="ce33" table:formula="of:=IF([.C3]=0;[.$A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0" calcext:value-type="float">
            <text:p>0</text:p>
          </table:table-cell>
          <table:table-cell table:style-name="ce28" table:formula="of:=COUNTIF(Last12;[.A4])" office:value-type="float" office:value="0" calcext:value-type="float">
            <text:p>0</text:p>
          </table:table-cell>
          <table:table-cell table:style-name="ce29" table:formula="of:=COUNTIF(Last50;[.A4])" office:value-type="float" office:value="4" calcext:value-type="float">
            <text:p>4</text:p>
          </table:table-cell>
          <table:table-cell table:style-name="ce30" table:formula="of:=COUNTIF(Last100;[.A4])" office:value-type="float" office:value="10" calcext:value-type="float">
            <text:p>10</text:p>
          </table:table-cell>
          <table:table-cell table:style-name="ce31" table:formula="of:=COUNTIF(Total;[.A4])" office:value-type="float" office:value="288" calcext:value-type="float">
            <text:p>288</text:p>
          </table:table-cell>
          <table:table-cell table:style-name="ce32" table:formula="of:=VALUE(50/[.D4])" office:value-type="float" office:value="12.5" calcext:value-type="float">
            <text:p>12,5</text:p>
          </table:table-cell>
          <table:table-cell table:style-name="ce1" table:formula="of:=IF([.B4]=0;[.$A4];&quot;&quot;)" office:value-type="float" office:value="3" calcext:value-type="float">
            <text:p>3</text:p>
          </table:table-cell>
          <table:table-cell table:style-name="ce33" table:formula="of:=IF([.C4]=0;[.$A4];&quot;&quot;)" office:value-type="float" office:value="3" calcext:value-type="float">
            <text:p>3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1" calcext:value-type="float">
            <text:p>1</text:p>
          </table:table-cell>
          <table:table-cell table:style-name="ce28" table:formula="of:=COUNTIF(Last12;[.A5])" office:value-type="float" office:value="2" calcext:value-type="float">
            <text:p>2</text:p>
          </table:table-cell>
          <table:table-cell table:style-name="ce29" table:formula="of:=COUNTIF(Last50;[.A5])" office:value-type="float" office:value="5" calcext:value-type="float">
            <text:p>5</text:p>
          </table:table-cell>
          <table:table-cell table:style-name="ce30" table:formula="of:=COUNTIF(Last100;[.A5])" office:value-type="float" office:value="8" calcext:value-type="float">
            <text:p>8</text:p>
          </table:table-cell>
          <table:table-cell table:style-name="ce31" table:formula="of:=COUNTIF(Total;[.A5])" office:value-type="float" office:value="271" calcext:value-type="float">
            <text:p>271</text:p>
          </table:table-cell>
          <table:table-cell table:style-name="ce32" table:formula="of:=VALUE(50/[.D5])" office:value-type="float" office:value="10" calcext:value-type="float">
            <text:p>10</text:p>
          </table:table-cell>
          <table:table-cell table:style-name="ce1" table:formula="of:=IF([.B5]=0;[.$A5];&quot;&quot;)">
            <text:p/>
          </table:table-cell>
          <table:table-cell table:style-name="ce33" table:formula="of:=IF([.C5]=0;[.$A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2" calcext:value-type="float">
            <text:p>2</text:p>
          </table:table-cell>
          <table:table-cell table:style-name="ce28" table:formula="of:=COUNTIF(Last12;[.A6])" office:value-type="float" office:value="2" calcext:value-type="float">
            <text:p>2</text:p>
          </table:table-cell>
          <table:table-cell table:style-name="ce29" table:formula="of:=COUNTIF(Last50;[.A6])" office:value-type="float" office:value="8" calcext:value-type="float">
            <text:p>8</text:p>
          </table:table-cell>
          <table:table-cell table:style-name="ce30" table:formula="of:=COUNTIF(Last100;[.A6])" office:value-type="float" office:value="19" calcext:value-type="float">
            <text:p>19</text:p>
          </table:table-cell>
          <table:table-cell table:style-name="ce31" table:formula="of:=COUNTIF(Total;[.A6])" office:value-type="float" office:value="249" calcext:value-type="float">
            <text:p>249</text:p>
          </table:table-cell>
          <table:table-cell table:style-name="ce32" table:formula="of:=VALUE(50/[.D6])" office:value-type="float" office:value="6.25" calcext:value-type="float">
            <text:p>6,25</text:p>
          </table:table-cell>
          <table:table-cell table:style-name="ce1" table:formula="of:=IF([.B6]=0;[.$A6];&quot;&quot;)">
            <text:p/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0" calcext:value-type="float">
            <text:p>0</text:p>
          </table:table-cell>
          <table:table-cell table:style-name="ce28" table:formula="of:=COUNTIF(Last12;[.A7])" office:value-type="float" office:value="1" calcext:value-type="float">
            <text:p>1</text:p>
          </table:table-cell>
          <table:table-cell table:style-name="ce29" table:formula="of:=COUNTIF(Last50;[.A7])" office:value-type="float" office:value="8" calcext:value-type="float">
            <text:p>8</text:p>
          </table:table-cell>
          <table:table-cell table:style-name="ce30" table:formula="of:=COUNTIF(Last100;[.A7])" office:value-type="float" office:value="14" calcext:value-type="float">
            <text:p>14</text:p>
          </table:table-cell>
          <table:table-cell table:style-name="ce31" table:formula="of:=COUNTIF(Total;[.A7])" office:value-type="float" office:value="273" calcext:value-type="float">
            <text:p>273</text:p>
          </table:table-cell>
          <table:table-cell table:style-name="ce32" table:formula="of:=VALUE(50/[.D7])" office:value-type="float" office:value="6.25" calcext:value-type="float">
            <text:p>6,25</text:p>
          </table:table-cell>
          <table:table-cell table:style-name="ce1" table:formula="of:=IF([.B7]=0;[.$A7];&quot;&quot;)" office:value-type="float" office:value="6" calcext:value-type="float">
            <text:p>6</text:p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2" calcext:value-type="float">
            <text:p>2</text:p>
          </table:table-cell>
          <table:table-cell table:style-name="ce28" table:formula="of:=COUNTIF(Last12;[.A8])" office:value-type="float" office:value="3" calcext:value-type="float">
            <text:p>3</text:p>
          </table:table-cell>
          <table:table-cell table:style-name="ce29" table:formula="of:=COUNTIF(Last50;[.A8])" office:value-type="float" office:value="7" calcext:value-type="float">
            <text:p>7</text:p>
          </table:table-cell>
          <table:table-cell table:style-name="ce30" table:formula="of:=COUNTIF(Last100;[.A8])" office:value-type="float" office:value="13" calcext:value-type="float">
            <text:p>13</text:p>
          </table:table-cell>
          <table:table-cell table:style-name="ce31" table:formula="of:=COUNTIF(Total;[.A8])" office:value-type="float" office:value="306" calcext:value-type="float">
            <text:p>306</text:p>
          </table:table-cell>
          <table:table-cell table:style-name="ce32" table:formula="of:=VALUE(50/[.D8])" office:value-type="float" office:value="7.14285714285714" calcext:value-type="float">
            <text:p>7,14285714285714</text:p>
          </table:table-cell>
          <table:table-cell table:style-name="ce1" table:formula="of:=IF([.B8]=0;[.$A8];&quot;&quot;)">
            <text:p/>
          </table:table-cell>
          <table:table-cell table:style-name="ce33" table:formula="of:=IF([.C8]=0;[.$A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0" calcext:value-type="float">
            <text:p>0</text:p>
          </table:table-cell>
          <table:table-cell table:style-name="ce28" table:formula="of:=COUNTIF(Last12;[.A9])" office:value-type="float" office:value="1" calcext:value-type="float">
            <text:p>1</text:p>
          </table:table-cell>
          <table:table-cell table:style-name="ce29" table:formula="of:=COUNTIF(Last50;[.A9])" office:value-type="float" office:value="8" calcext:value-type="float">
            <text:p>8</text:p>
          </table:table-cell>
          <table:table-cell table:style-name="ce30" table:formula="of:=COUNTIF(Last100;[.A9])" office:value-type="float" office:value="15" calcext:value-type="float">
            <text:p>15</text:p>
          </table:table-cell>
          <table:table-cell table:style-name="ce31" table:formula="of:=COUNTIF(Total;[.A9])" office:value-type="float" office:value="262" calcext:value-type="float">
            <text:p>262</text:p>
          </table:table-cell>
          <table:table-cell table:style-name="ce32" table:formula="of:=VALUE(50/[.D9])" office:value-type="float" office:value="6.25" calcext:value-type="float">
            <text:p>6,25</text:p>
          </table:table-cell>
          <table:table-cell table:style-name="ce1" table:formula="of:=IF([.B9]=0;[.$A9];&quot;&quot;)" office:value-type="float" office:value="8" calcext:value-type="float">
            <text:p>8</text:p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0" calcext:value-type="float">
            <text:p>0</text:p>
          </table:table-cell>
          <table:table-cell table:style-name="ce28" table:formula="of:=COUNTIF(Last12;[.A10])" office:value-type="float" office:value="0" calcext:value-type="float">
            <text:p>0</text:p>
          </table:table-cell>
          <table:table-cell table:style-name="ce29" table:formula="of:=COUNTIF(Last50;[.A10])" office:value-type="float" office:value="5" calcext:value-type="float">
            <text:p>5</text:p>
          </table:table-cell>
          <table:table-cell table:style-name="ce30" table:formula="of:=COUNTIF(Last100;[.A10])" office:value-type="float" office:value="10" calcext:value-type="float">
            <text:p>10</text:p>
          </table:table-cell>
          <table:table-cell table:style-name="ce31" table:formula="of:=COUNTIF(Total;[.A10])" office:value-type="float" office:value="263" calcext:value-type="float">
            <text:p>263</text:p>
          </table:table-cell>
          <table:table-cell table:style-name="ce32" table:formula="of:=VALUE(50/[.D10])" office:value-type="float" office:value="10" calcext:value-type="float">
            <text:p>10</text:p>
          </table:table-cell>
          <table:table-cell table:style-name="ce1" table:formula="of:=IF([.B10]=0;[.$A10];&quot;&quot;)" office:value-type="float" office:value="9" calcext:value-type="float">
            <text:p>9</text:p>
          </table:table-cell>
          <table:table-cell table:style-name="ce33" table:formula="of:=IF([.C10]=0;[.$A10];&quot;&quot;)" office:value-type="float" office:value="9" calcext:value-type="float">
            <text:p>9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1" calcext:value-type="float">
            <text:p>1</text:p>
          </table:table-cell>
          <table:table-cell table:style-name="ce28" table:formula="of:=COUNTIF(Last12;[.A11])" office:value-type="float" office:value="2" calcext:value-type="float">
            <text:p>2</text:p>
          </table:table-cell>
          <table:table-cell table:style-name="ce29" table:formula="of:=COUNTIF(Last50;[.A11])" office:value-type="float" office:value="7" calcext:value-type="float">
            <text:p>7</text:p>
          </table:table-cell>
          <table:table-cell table:style-name="ce30" table:formula="of:=COUNTIF(Last100;[.A11])" office:value-type="float" office:value="16" calcext:value-type="float">
            <text:p>16</text:p>
          </table:table-cell>
          <table:table-cell table:style-name="ce31" table:formula="of:=COUNTIF(Total;[.A11])" office:value-type="float" office:value="267" calcext:value-type="float">
            <text:p>267</text:p>
          </table:table-cell>
          <table:table-cell table:style-name="ce32" table:formula="of:=VALUE(50/[.D11])" office:value-type="float" office:value="7.14285714285714" calcext:value-type="float">
            <text:p>7,14285714285714</text:p>
          </table:table-cell>
          <table:table-cell table:style-name="ce1" table:formula="of:=IF([.B11]=0;[.$A11];&quot;&quot;)">
            <text:p/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1" calcext:value-type="float">
            <text:p>1</text:p>
          </table:table-cell>
          <table:table-cell table:style-name="ce28" table:formula="of:=COUNTIF(Last12;[.A12])" office:value-type="float" office:value="3" calcext:value-type="float">
            <text:p>3</text:p>
          </table:table-cell>
          <table:table-cell table:style-name="ce29" table:formula="of:=COUNTIF(Last50;[.A12])" office:value-type="float" office:value="14" calcext:value-type="float">
            <text:p>14</text:p>
          </table:table-cell>
          <table:table-cell table:style-name="ce30" table:formula="of:=COUNTIF(Last100;[.A12])" office:value-type="float" office:value="16" calcext:value-type="float">
            <text:p>16</text:p>
          </table:table-cell>
          <table:table-cell table:style-name="ce31" table:formula="of:=COUNTIF(Total;[.A12])" office:value-type="float" office:value="288" calcext:value-type="float">
            <text:p>288</text:p>
          </table:table-cell>
          <table:table-cell table:style-name="ce32" table:formula="of:=VALUE(50/[.D12])" office:value-type="float" office:value="3.57142857142857" calcext:value-type="float">
            <text:p>3,57142857142857</text:p>
          </table:table-cell>
          <table:table-cell table:style-name="ce1" table:formula="of:=IF([.B12]=0;[.$A12];&quot;&quot;)">
            <text:p/>
          </table:table-cell>
          <table:table-cell table:style-name="ce33" table:formula="of:=IF([.C12]=0;[.$A1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1" calcext:value-type="float">
            <text:p>1</text:p>
          </table:table-cell>
          <table:table-cell table:style-name="ce28" table:formula="of:=COUNTIF(Last12;[.A13])" office:value-type="float" office:value="1" calcext:value-type="float">
            <text:p>1</text:p>
          </table:table-cell>
          <table:table-cell table:style-name="ce29" table:formula="of:=COUNTIF(Last50;[.A13])" office:value-type="float" office:value="4" calcext:value-type="float">
            <text:p>4</text:p>
          </table:table-cell>
          <table:table-cell table:style-name="ce30" table:formula="of:=COUNTIF(Last100;[.A13])" office:value-type="float" office:value="12" calcext:value-type="float">
            <text:p>12</text:p>
          </table:table-cell>
          <table:table-cell table:style-name="ce31" table:formula="of:=COUNTIF(Total;[.A13])" office:value-type="float" office:value="289" calcext:value-type="float">
            <text:p>289</text:p>
          </table:table-cell>
          <table:table-cell table:style-name="ce32" table:formula="of:=VALUE(50/[.D13])" office:value-type="float" office:value="12.5" calcext:value-type="float">
            <text:p>12,5</text:p>
          </table:table-cell>
          <table:table-cell table:style-name="ce1" table:formula="of:=IF([.B13]=0;[.$A13];&quot;&quot;)">
            <text:p/>
          </table:table-cell>
          <table:table-cell table:style-name="ce33" table:formula="of:=IF([.C13]=0;[.$A1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0" calcext:value-type="float">
            <text:p>0</text:p>
          </table:table-cell>
          <table:table-cell table:style-name="ce28" table:formula="of:=COUNTIF(Last12;[.A14])" office:value-type="float" office:value="2" calcext:value-type="float">
            <text:p>2</text:p>
          </table:table-cell>
          <table:table-cell table:style-name="ce29" table:formula="of:=COUNTIF(Last50;[.A14])" office:value-type="float" office:value="13" calcext:value-type="float">
            <text:p>13</text:p>
          </table:table-cell>
          <table:table-cell table:style-name="ce30" table:formula="of:=COUNTIF(Last100;[.A14])" office:value-type="float" office:value="20" calcext:value-type="float">
            <text:p>20</text:p>
          </table:table-cell>
          <table:table-cell table:style-name="ce31" table:formula="of:=COUNTIF(Total;[.A14])" office:value-type="float" office:value="300" calcext:value-type="float">
            <text:p>300</text:p>
          </table:table-cell>
          <table:table-cell table:style-name="ce32" table:formula="of:=VALUE(50/[.D14])" office:value-type="float" office:value="3.84615384615385" calcext:value-type="float">
            <text:p>3,84615384615385</text:p>
          </table:table-cell>
          <table:table-cell table:style-name="ce1" table:formula="of:=IF([.B14]=0;[.$A14];&quot;&quot;)" office:value-type="float" office:value="13" calcext:value-type="float">
            <text:p>13</text:p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1" calcext:value-type="float">
            <text:p>1</text:p>
          </table:table-cell>
          <table:table-cell table:style-name="ce28" table:formula="of:=COUNTIF(Last12;[.A15])" office:value-type="float" office:value="3" calcext:value-type="float">
            <text:p>3</text:p>
          </table:table-cell>
          <table:table-cell table:style-name="ce29" table:formula="of:=COUNTIF(Last50;[.A15])" office:value-type="float" office:value="10" calcext:value-type="float">
            <text:p>10</text:p>
          </table:table-cell>
          <table:table-cell table:style-name="ce30" table:formula="of:=COUNTIF(Last100;[.A15])" office:value-type="float" office:value="16" calcext:value-type="float">
            <text:p>16</text:p>
          </table:table-cell>
          <table:table-cell table:style-name="ce31" table:formula="of:=COUNTIF(Total;[.A15])" office:value-type="float" office:value="262" calcext:value-type="float">
            <text:p>262</text:p>
          </table:table-cell>
          <table:table-cell table:style-name="ce32" table:formula="of:=VALUE(50/[.D15])" office:value-type="float" office:value="5" calcext:value-type="float">
            <text:p>5</text:p>
          </table:table-cell>
          <table:table-cell table:style-name="ce1" table:formula="of:=IF([.B15]=0;[.$A15];&quot;&quot;)">
            <text:p/>
          </table:table-cell>
          <table:table-cell table:style-name="ce33" table:formula="of:=IF([.C15]=0;[.$A1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1" calcext:value-type="float">
            <text:p>1</text:p>
          </table:table-cell>
          <table:table-cell table:style-name="ce28" table:formula="of:=COUNTIF(Last12;[.A16])" office:value-type="float" office:value="1" calcext:value-type="float">
            <text:p>1</text:p>
          </table:table-cell>
          <table:table-cell table:style-name="ce29" table:formula="of:=COUNTIF(Last50;[.A16])" office:value-type="float" office:value="4" calcext:value-type="float">
            <text:p>4</text:p>
          </table:table-cell>
          <table:table-cell table:style-name="ce30" table:formula="of:=COUNTIF(Last100;[.A16])" office:value-type="float" office:value="12" calcext:value-type="float">
            <text:p>12</text:p>
          </table:table-cell>
          <table:table-cell table:style-name="ce31" table:formula="of:=COUNTIF(Total;[.A16])" office:value-type="float" office:value="266" calcext:value-type="float">
            <text:p>266</text:p>
          </table:table-cell>
          <table:table-cell table:style-name="ce32" table:formula="of:=VALUE(50/[.D16])" office:value-type="float" office:value="12.5" calcext:value-type="float">
            <text:p>12,5</text:p>
          </table:table-cell>
          <table:table-cell table:style-name="ce1" table:formula="of:=IF([.B16]=0;[.$A16];&quot;&quot;)">
            <text:p/>
          </table:table-cell>
          <table:table-cell table:style-name="ce33" table:formula="of:=IF([.C16]=0;[.$A1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1" calcext:value-type="float">
            <text:p>1</text:p>
          </table:table-cell>
          <table:table-cell table:style-name="ce28" table:formula="of:=COUNTIF(Last12;[.A17])" office:value-type="float" office:value="2" calcext:value-type="float">
            <text:p>2</text:p>
          </table:table-cell>
          <table:table-cell table:style-name="ce29" table:formula="of:=COUNTIF(Last50;[.A17])" office:value-type="float" office:value="7" calcext:value-type="float">
            <text:p>7</text:p>
          </table:table-cell>
          <table:table-cell table:style-name="ce30" table:formula="of:=COUNTIF(Last100;[.A17])" office:value-type="float" office:value="12" calcext:value-type="float">
            <text:p>12</text:p>
          </table:table-cell>
          <table:table-cell table:style-name="ce31" table:formula="of:=COUNTIF(Total;[.A17])" office:value-type="float" office:value="288" calcext:value-type="float">
            <text:p>288</text:p>
          </table:table-cell>
          <table:table-cell table:style-name="ce32" table:formula="of:=VALUE(50/[.D17])" office:value-type="float" office:value="7.14285714285714" calcext:value-type="float">
            <text:p>7,14285714285714</text:p>
          </table:table-cell>
          <table:table-cell table:style-name="ce1" table:formula="of:=IF([.B17]=0;[.$A17];&quot;&quot;)">
            <text:p/>
          </table:table-cell>
          <table:table-cell table:style-name="ce33" table:formula="of:=IF([.C17]=0;[.$A1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0" calcext:value-type="float">
            <text:p>0</text:p>
          </table:table-cell>
          <table:table-cell table:style-name="ce28" table:formula="of:=COUNTIF(Last12;[.A18])" office:value-type="float" office:value="1" calcext:value-type="float">
            <text:p>1</text:p>
          </table:table-cell>
          <table:table-cell table:style-name="ce29" table:formula="of:=COUNTIF(Last50;[.A18])" office:value-type="float" office:value="6" calcext:value-type="float">
            <text:p>6</text:p>
          </table:table-cell>
          <table:table-cell table:style-name="ce30" table:formula="of:=COUNTIF(Last100;[.A18])" office:value-type="float" office:value="15" calcext:value-type="float">
            <text:p>15</text:p>
          </table:table-cell>
          <table:table-cell table:style-name="ce31" table:formula="of:=COUNTIF(Total;[.A18])" office:value-type="float" office:value="249" calcext:value-type="float">
            <text:p>249</text:p>
          </table:table-cell>
          <table:table-cell table:style-name="ce32" table:formula="of:=VALUE(50/[.D18])" office:value-type="float" office:value="8.33333333333333" calcext:value-type="float">
            <text:p>8,33333333333333</text:p>
          </table:table-cell>
          <table:table-cell table:style-name="ce1" table:formula="of:=IF([.B18]=0;[.$A18];&quot;&quot;)" office:value-type="float" office:value="17" calcext:value-type="float">
            <text:p>17</text:p>
          </table:table-cell>
          <table:table-cell table:style-name="ce33" table:formula="of:=IF([.C18]=0;[.$A1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2" calcext:value-type="float">
            <text:p>2</text:p>
          </table:table-cell>
          <table:table-cell table:style-name="ce28" table:formula="of:=COUNTIF(Last12;[.A19])" office:value-type="float" office:value="2" calcext:value-type="float">
            <text:p>2</text:p>
          </table:table-cell>
          <table:table-cell table:style-name="ce29" table:formula="of:=COUNTIF(Last50;[.A19])" office:value-type="float" office:value="10" calcext:value-type="float">
            <text:p>10</text:p>
          </table:table-cell>
          <table:table-cell table:style-name="ce30" table:formula="of:=COUNTIF(Last100;[.A19])" office:value-type="float" office:value="18" calcext:value-type="float">
            <text:p>18</text:p>
          </table:table-cell>
          <table:table-cell table:style-name="ce31" table:formula="of:=COUNTIF(Total;[.A19])" office:value-type="float" office:value="311" calcext:value-type="float">
            <text:p>311</text:p>
          </table:table-cell>
          <table:table-cell table:style-name="ce32" table:formula="of:=VALUE(50/[.D19])" office:value-type="float" office:value="5" calcext:value-type="float">
            <text:p>5</text:p>
          </table:table-cell>
          <table:table-cell table:style-name="ce1" table:formula="of:=IF([.B19]=0;[.$A19];&quot;&quot;)">
            <text:p/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0" calcext:value-type="float">
            <text:p>0</text:p>
          </table:table-cell>
          <table:table-cell table:style-name="ce28" table:formula="of:=COUNTIF(Last12;[.A20])" office:value-type="float" office:value="1" calcext:value-type="float">
            <text:p>1</text:p>
          </table:table-cell>
          <table:table-cell table:style-name="ce29" table:formula="of:=COUNTIF(Last50;[.A20])" office:value-type="float" office:value="5" calcext:value-type="float">
            <text:p>5</text:p>
          </table:table-cell>
          <table:table-cell table:style-name="ce30" table:formula="of:=COUNTIF(Last100;[.A20])" office:value-type="float" office:value="11" calcext:value-type="float">
            <text:p>11</text:p>
          </table:table-cell>
          <table:table-cell table:style-name="ce31" table:formula="of:=COUNTIF(Total;[.A20])" office:value-type="float" office:value="287" calcext:value-type="float">
            <text:p>287</text:p>
          </table:table-cell>
          <table:table-cell table:style-name="ce32" table:formula="of:=VALUE(50/[.D20])" office:value-type="float" office:value="10" calcext:value-type="float">
            <text:p>10</text:p>
          </table:table-cell>
          <table:table-cell table:style-name="ce1" table:formula="of:=IF([.B20]=0;[.$A20];&quot;&quot;)" office:value-type="float" office:value="19" calcext:value-type="float">
            <text:p>19</text:p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0" calcext:value-type="float">
            <text:p>0</text:p>
          </table:table-cell>
          <table:table-cell table:style-name="ce28" table:formula="of:=COUNTIF(Last12;[.A21])" office:value-type="float" office:value="1" calcext:value-type="float">
            <text:p>1</text:p>
          </table:table-cell>
          <table:table-cell table:style-name="ce29" table:formula="of:=COUNTIF(Last50;[.A21])" office:value-type="float" office:value="5" calcext:value-type="float">
            <text:p>5</text:p>
          </table:table-cell>
          <table:table-cell table:style-name="ce30" table:formula="of:=COUNTIF(Last100;[.A21])" office:value-type="float" office:value="10" calcext:value-type="float">
            <text:p>10</text:p>
          </table:table-cell>
          <table:table-cell table:style-name="ce31" table:formula="of:=COUNTIF(Total;[.A21])" office:value-type="float" office:value="271" calcext:value-type="float">
            <text:p>271</text:p>
          </table:table-cell>
          <table:table-cell table:style-name="ce32" table:formula="of:=VALUE(50/[.D21])" office:value-type="float" office:value="10" calcext:value-type="float">
            <text:p>10</text:p>
          </table:table-cell>
          <table:table-cell table:style-name="ce1" table:formula="of:=IF([.B21]=0;[.$A21];&quot;&quot;)" office:value-type="float" office:value="20" calcext:value-type="float">
            <text:p>20</text:p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1" calcext:value-type="float">
            <text:p>1</text:p>
          </table:table-cell>
          <table:table-cell table:style-name="ce28" table:formula="of:=COUNTIF(Last12;[.A22])" office:value-type="float" office:value="2" calcext:value-type="float">
            <text:p>2</text:p>
          </table:table-cell>
          <table:table-cell table:style-name="ce29" table:formula="of:=COUNTIF(Last50;[.A22])" office:value-type="float" office:value="6" calcext:value-type="float">
            <text:p>6</text:p>
          </table:table-cell>
          <table:table-cell table:style-name="ce30" table:formula="of:=COUNTIF(Last100;[.A22])" office:value-type="float" office:value="14" calcext:value-type="float">
            <text:p>14</text:p>
          </table:table-cell>
          <table:table-cell table:style-name="ce31" table:formula="of:=COUNTIF(Total;[.A22])" office:value-type="float" office:value="276" calcext:value-type="float">
            <text:p>276</text:p>
          </table:table-cell>
          <table:table-cell table:style-name="ce32" table:formula="of:=VALUE(50/[.D22])" office:value-type="float" office:value="8.33333333333333" calcext:value-type="float">
            <text:p>8,33333333333333</text:p>
          </table:table-cell>
          <table:table-cell table:style-name="ce1" table:formula="of:=IF([.B22]=0;[.$A22];&quot;&quot;)">
            <text:p/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1" calcext:value-type="float">
            <text:p>1</text:p>
          </table:table-cell>
          <table:table-cell table:style-name="ce28" table:formula="of:=COUNTIF(Last12;[.A23])" office:value-type="float" office:value="2" calcext:value-type="float">
            <text:p>2</text:p>
          </table:table-cell>
          <table:table-cell table:style-name="ce29" table:formula="of:=COUNTIF(Last50;[.A23])" office:value-type="float" office:value="7" calcext:value-type="float">
            <text:p>7</text:p>
          </table:table-cell>
          <table:table-cell table:style-name="ce30" table:formula="of:=COUNTIF(Last100;[.A23])" office:value-type="float" office:value="13" calcext:value-type="float">
            <text:p>13</text:p>
          </table:table-cell>
          <table:table-cell table:style-name="ce31" table:formula="of:=COUNTIF(Total;[.A23])" office:value-type="float" office:value="268" calcext:value-type="float">
            <text:p>268</text:p>
          </table:table-cell>
          <table:table-cell table:style-name="ce32" table:formula="of:=VALUE(50/[.D23])" office:value-type="float" office:value="7.14285714285714" calcext:value-type="float">
            <text:p>7,14285714285714</text:p>
          </table:table-cell>
          <table:table-cell table:style-name="ce1" table:formula="of:=IF([.B23]=0;[.$A23];&quot;&quot;)">
            <text:p/>
          </table:table-cell>
          <table:table-cell table:style-name="ce33" table:formula="of:=IF([.C23]=0;[.$A2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2" calcext:value-type="float">
            <text:p>2</text:p>
          </table:table-cell>
          <table:table-cell table:style-name="ce28" table:formula="of:=COUNTIF(Last12;[.A24])" office:value-type="float" office:value="3" calcext:value-type="float">
            <text:p>3</text:p>
          </table:table-cell>
          <table:table-cell table:style-name="ce29" table:formula="of:=COUNTIF(Last50;[.A24])" office:value-type="float" office:value="8" calcext:value-type="float">
            <text:p>8</text:p>
          </table:table-cell>
          <table:table-cell table:style-name="ce30" table:formula="of:=COUNTIF(Last100;[.A24])" office:value-type="float" office:value="15" calcext:value-type="float">
            <text:p>15</text:p>
          </table:table-cell>
          <table:table-cell table:style-name="ce31" table:formula="of:=COUNTIF(Total;[.A24])" office:value-type="float" office:value="284" calcext:value-type="float">
            <text:p>284</text:p>
          </table:table-cell>
          <table:table-cell table:style-name="ce32" table:formula="of:=VALUE(50/[.D24])" office:value-type="float" office:value="6.25" calcext:value-type="float">
            <text:p>6,25</text:p>
          </table:table-cell>
          <table:table-cell table:style-name="ce1" table:formula="of:=IF([.B24]=0;[.$A24];&quot;&quot;)">
            <text:p/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0" calcext:value-type="float">
            <text:p>0</text:p>
          </table:table-cell>
          <table:table-cell table:style-name="ce28" table:formula="of:=COUNTIF(Last12;[.A25])" office:value-type="float" office:value="2" calcext:value-type="float">
            <text:p>2</text:p>
          </table:table-cell>
          <table:table-cell table:style-name="ce29" table:formula="of:=COUNTIF(Last50;[.A25])" office:value-type="float" office:value="6" calcext:value-type="float">
            <text:p>6</text:p>
          </table:table-cell>
          <table:table-cell table:style-name="ce30" table:formula="of:=COUNTIF(Last100;[.A25])" office:value-type="float" office:value="13" calcext:value-type="float">
            <text:p>13</text:p>
          </table:table-cell>
          <table:table-cell table:style-name="ce31" table:formula="of:=COUNTIF(Total;[.A25])" office:value-type="float" office:value="281" calcext:value-type="float">
            <text:p>281</text:p>
          </table:table-cell>
          <table:table-cell table:style-name="ce32" table:formula="of:=VALUE(50/[.D25])" office:value-type="float" office:value="8.33333333333333" calcext:value-type="float">
            <text:p>8,33333333333333</text:p>
          </table:table-cell>
          <table:table-cell table:style-name="ce1" table:formula="of:=IF([.B25]=0;[.$A25];&quot;&quot;)" office:value-type="float" office:value="24" calcext:value-type="float">
            <text:p>24</text:p>
          </table:table-cell>
          <table:table-cell table:style-name="ce33" table:formula="of:=IF([.C25]=0;[.$A2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0" calcext:value-type="float">
            <text:p>0</text:p>
          </table:table-cell>
          <table:table-cell table:style-name="ce28" table:formula="of:=COUNTIF(Last12;[.A26])" office:value-type="float" office:value="0" calcext:value-type="float">
            <text:p>0</text:p>
          </table:table-cell>
          <table:table-cell table:style-name="ce29" table:formula="of:=COUNTIF(Last50;[.A26])" office:value-type="float" office:value="7" calcext:value-type="float">
            <text:p>7</text:p>
          </table:table-cell>
          <table:table-cell table:style-name="ce30" table:formula="of:=COUNTIF(Last100;[.A26])" office:value-type="float" office:value="20" calcext:value-type="float">
            <text:p>20</text:p>
          </table:table-cell>
          <table:table-cell table:style-name="ce31" table:formula="of:=COUNTIF(Total;[.A26])" office:value-type="float" office:value="262" calcext:value-type="float">
            <text:p>262</text:p>
          </table:table-cell>
          <table:table-cell table:style-name="ce32" table:formula="of:=VALUE(50/[.D26])" office:value-type="float" office:value="7.14285714285714" calcext:value-type="float">
            <text:p>7,14285714285714</text:p>
          </table:table-cell>
          <table:table-cell table:style-name="ce1" table:formula="of:=IF([.B26]=0;[.$A26];&quot;&quot;)" office:value-type="float" office:value="25" calcext:value-type="float">
            <text:p>25</text:p>
          </table:table-cell>
          <table:table-cell table:style-name="ce33" table:formula="of:=IF([.C26]=0;[.$A26];&quot;&quot;)" office:value-type="float" office:value="25" calcext:value-type="float">
            <text:p>25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1" calcext:value-type="float">
            <text:p>1</text:p>
          </table:table-cell>
          <table:table-cell table:style-name="ce28" table:formula="of:=COUNTIF(Last12;[.A27])" office:value-type="float" office:value="5" calcext:value-type="float">
            <text:p>5</text:p>
          </table:table-cell>
          <table:table-cell table:style-name="ce29" table:formula="of:=COUNTIF(Last50;[.A27])" office:value-type="float" office:value="9" calcext:value-type="float">
            <text:p>9</text:p>
          </table:table-cell>
          <table:table-cell table:style-name="ce30" table:formula="of:=COUNTIF(Last100;[.A27])" office:value-type="float" office:value="17" calcext:value-type="float">
            <text:p>17</text:p>
          </table:table-cell>
          <table:table-cell table:style-name="ce31" table:formula="of:=COUNTIF(Total;[.A27])" office:value-type="float" office:value="264" calcext:value-type="float">
            <text:p>264</text:p>
          </table:table-cell>
          <table:table-cell table:style-name="ce32" table:formula="of:=VALUE(50/[.D27])" office:value-type="float" office:value="5.55555555555556" calcext:value-type="float">
            <text:p>5,55555555555556</text:p>
          </table:table-cell>
          <table:table-cell table:style-name="ce1" table:formula="of:=IF([.B27]=0;[.$A27];&quot;&quot;)">
            <text:p/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0" calcext:value-type="float">
            <text:p>0</text:p>
          </table:table-cell>
          <table:table-cell table:style-name="ce28" table:formula="of:=COUNTIF(Last12;[.A28])" office:value-type="float" office:value="1" calcext:value-type="float">
            <text:p>1</text:p>
          </table:table-cell>
          <table:table-cell table:style-name="ce29" table:formula="of:=COUNTIF(Last50;[.A28])" office:value-type="float" office:value="5" calcext:value-type="float">
            <text:p>5</text:p>
          </table:table-cell>
          <table:table-cell table:style-name="ce30" table:formula="of:=COUNTIF(Last100;[.A28])" office:value-type="float" office:value="15" calcext:value-type="float">
            <text:p>15</text:p>
          </table:table-cell>
          <table:table-cell table:style-name="ce31" table:formula="of:=COUNTIF(Total;[.A28])" office:value-type="float" office:value="289" calcext:value-type="float">
            <text:p>289</text:p>
          </table:table-cell>
          <table:table-cell table:style-name="ce32" table:formula="of:=VALUE(50/[.D28])" office:value-type="float" office:value="10" calcext:value-type="float">
            <text:p>10</text:p>
          </table:table-cell>
          <table:table-cell table:style-name="ce1" table:formula="of:=IF([.B28]=0;[.$A28];&quot;&quot;)" office:value-type="float" office:value="27" calcext:value-type="float">
            <text:p>27</text:p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1" calcext:value-type="float">
            <text:p>1</text:p>
          </table:table-cell>
          <table:table-cell table:style-name="ce28" table:formula="of:=COUNTIF(Last12;[.A29])" office:value-type="float" office:value="2" calcext:value-type="float">
            <text:p>2</text:p>
          </table:table-cell>
          <table:table-cell table:style-name="ce29" table:formula="of:=COUNTIF(Last50;[.A29])" office:value-type="float" office:value="8" calcext:value-type="float">
            <text:p>8</text:p>
          </table:table-cell>
          <table:table-cell table:style-name="ce30" table:formula="of:=COUNTIF(Last100;[.A29])" office:value-type="float" office:value="11" calcext:value-type="float">
            <text:p>11</text:p>
          </table:table-cell>
          <table:table-cell table:style-name="ce31" table:formula="of:=COUNTIF(Total;[.A29])" office:value-type="float" office:value="256" calcext:value-type="float">
            <text:p>256</text:p>
          </table:table-cell>
          <table:table-cell table:style-name="ce32" table:formula="of:=VALUE(50/[.D29])" office:value-type="float" office:value="6.25" calcext:value-type="float">
            <text:p>6,25</text:p>
          </table:table-cell>
          <table:table-cell table:style-name="ce1" table:formula="of:=IF([.B29]=0;[.$A29];&quot;&quot;)">
            <text:p/>
          </table:table-cell>
          <table:table-cell table:style-name="ce33" table:formula="of:=IF([.C29]=0;[.$A2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1" calcext:value-type="float">
            <text:p>1</text:p>
          </table:table-cell>
          <table:table-cell table:style-name="ce28" table:formula="of:=COUNTIF(Last12;[.A30])" office:value-type="float" office:value="3" calcext:value-type="float">
            <text:p>3</text:p>
          </table:table-cell>
          <table:table-cell table:style-name="ce29" table:formula="of:=COUNTIF(Last50;[.A30])" office:value-type="float" office:value="7" calcext:value-type="float">
            <text:p>7</text:p>
          </table:table-cell>
          <table:table-cell table:style-name="ce30" table:formula="of:=COUNTIF(Last100;[.A30])" office:value-type="float" office:value="15" calcext:value-type="float">
            <text:p>15</text:p>
          </table:table-cell>
          <table:table-cell table:style-name="ce31" table:formula="of:=COUNTIF(Total;[.A30])" office:value-type="float" office:value="246" calcext:value-type="float">
            <text:p>246</text:p>
          </table:table-cell>
          <table:table-cell table:style-name="ce32" table:formula="of:=VALUE(50/[.D30])" office:value-type="float" office:value="7.14285714285714" calcext:value-type="float">
            <text:p>7,14285714285714</text:p>
          </table:table-cell>
          <table:table-cell table:style-name="ce1" table:formula="of:=IF([.B30]=0;[.$A30];&quot;&quot;)">
            <text:p/>
          </table:table-cell>
          <table:table-cell table:style-name="ce33" table:formula="of:=IF([.C30]=0;[.$A3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0" calcext:value-type="float">
            <text:p>0</text:p>
          </table:table-cell>
          <table:table-cell table:style-name="ce28" table:formula="of:=COUNTIF(Last12;[.A31])" office:value-type="float" office:value="2" calcext:value-type="float">
            <text:p>2</text:p>
          </table:table-cell>
          <table:table-cell table:style-name="ce29" table:formula="of:=COUNTIF(Last50;[.A31])" office:value-type="float" office:value="6" calcext:value-type="float">
            <text:p>6</text:p>
          </table:table-cell>
          <table:table-cell table:style-name="ce30" table:formula="of:=COUNTIF(Last100;[.A31])" office:value-type="float" office:value="14" calcext:value-type="float">
            <text:p>14</text:p>
          </table:table-cell>
          <table:table-cell table:style-name="ce31" table:formula="of:=COUNTIF(Total;[.A31])" office:value-type="float" office:value="279" calcext:value-type="float">
            <text:p>279</text:p>
          </table:table-cell>
          <table:table-cell table:style-name="ce32" table:formula="of:=VALUE(50/[.D31])" office:value-type="float" office:value="8.33333333333333" calcext:value-type="float">
            <text:p>8,33333333333333</text:p>
          </table:table-cell>
          <table:table-cell table:style-name="ce1" table:formula="of:=IF([.B31]=0;[.$A31];&quot;&quot;)" office:value-type="float" office:value="30" calcext:value-type="float">
            <text:p>30</text:p>
          </table:table-cell>
          <table:table-cell table:style-name="ce33" table:formula="of:=IF([.C31]=0;[.$A3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0" calcext:value-type="float">
            <text:p>0</text:p>
          </table:table-cell>
          <table:table-cell table:style-name="ce28" table:formula="of:=COUNTIF(Last12;[.A32])" office:value-type="float" office:value="1" calcext:value-type="float">
            <text:p>1</text:p>
          </table:table-cell>
          <table:table-cell table:style-name="ce29" table:formula="of:=COUNTIF(Last50;[.A32])" office:value-type="float" office:value="10" calcext:value-type="float">
            <text:p>10</text:p>
          </table:table-cell>
          <table:table-cell table:style-name="ce30" table:formula="of:=COUNTIF(Last100;[.A32])" office:value-type="float" office:value="19" calcext:value-type="float">
            <text:p>19</text:p>
          </table:table-cell>
          <table:table-cell table:style-name="ce31" table:formula="of:=COUNTIF(Total;[.A32])" office:value-type="float" office:value="284" calcext:value-type="float">
            <text:p>284</text:p>
          </table:table-cell>
          <table:table-cell table:style-name="ce32" table:formula="of:=VALUE(50/[.D32])" office:value-type="float" office:value="5" calcext:value-type="float">
            <text:p>5</text:p>
          </table:table-cell>
          <table:table-cell table:style-name="ce1" table:formula="of:=IF([.B32]=0;[.$A32];&quot;&quot;)" office:value-type="float" office:value="31" calcext:value-type="float">
            <text:p>31</text:p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1" calcext:value-type="float">
            <text:p>1</text:p>
          </table:table-cell>
          <table:table-cell table:style-name="ce28" table:formula="of:=COUNTIF(Last12;[.A33])" office:value-type="float" office:value="2" calcext:value-type="float">
            <text:p>2</text:p>
          </table:table-cell>
          <table:table-cell table:style-name="ce29" table:formula="of:=COUNTIF(Last50;[.A33])" office:value-type="float" office:value="7" calcext:value-type="float">
            <text:p>7</text:p>
          </table:table-cell>
          <table:table-cell table:style-name="ce30" table:formula="of:=COUNTIF(Last100;[.A33])" office:value-type="float" office:value="13" calcext:value-type="float">
            <text:p>13</text:p>
          </table:table-cell>
          <table:table-cell table:style-name="ce31" table:formula="of:=COUNTIF(Total;[.A33])" office:value-type="float" office:value="255" calcext:value-type="float">
            <text:p>255</text:p>
          </table:table-cell>
          <table:table-cell table:style-name="ce32" table:formula="of:=VALUE(50/[.D33])" office:value-type="float" office:value="7.14285714285714" calcext:value-type="float">
            <text:p>7,14285714285714</text:p>
          </table:table-cell>
          <table:table-cell table:style-name="ce1" table:formula="of:=IF([.B33]=0;[.$A33];&quot;&quot;)">
            <text:p/>
          </table:table-cell>
          <table:table-cell table:style-name="ce33" table:formula="of:=IF([.C33]=0;[.$A3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0" calcext:value-type="float">
            <text:p>0</text:p>
          </table:table-cell>
          <table:table-cell table:style-name="ce28" table:formula="of:=COUNTIF(Last12;[.A34])" office:value-type="float" office:value="0" calcext:value-type="float">
            <text:p>0</text:p>
          </table:table-cell>
          <table:table-cell table:style-name="ce29" table:formula="of:=COUNTIF(Last50;[.A34])" office:value-type="float" office:value="5" calcext:value-type="float">
            <text:p>5</text:p>
          </table:table-cell>
          <table:table-cell table:style-name="ce30" table:formula="of:=COUNTIF(Last100;[.A34])" office:value-type="float" office:value="11" calcext:value-type="float">
            <text:p>11</text:p>
          </table:table-cell>
          <table:table-cell table:style-name="ce31" table:formula="of:=COUNTIF(Total;[.A34])" office:value-type="float" office:value="293" calcext:value-type="float">
            <text:p>293</text:p>
          </table:table-cell>
          <table:table-cell table:style-name="ce32" table:formula="of:=VALUE(50/[.D34])" office:value-type="float" office:value="10" calcext:value-type="float">
            <text:p>10</text:p>
          </table:table-cell>
          <table:table-cell table:style-name="ce1" table:formula="of:=IF([.B34]=0;[.$A34];&quot;&quot;)" office:value-type="float" office:value="33" calcext:value-type="float">
            <text:p>33</text:p>
          </table:table-cell>
          <table:table-cell table:style-name="ce33" table:formula="of:=IF([.C34]=0;[.$A34];&quot;&quot;)" office:value-type="float" office:value="33" calcext:value-type="float">
            <text:p>33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1" calcext:value-type="float">
            <text:p>1</text:p>
          </table:table-cell>
          <table:table-cell table:style-name="ce28" table:formula="of:=COUNTIF(Last12;[.A35])" office:value-type="float" office:value="2" calcext:value-type="float">
            <text:p>2</text:p>
          </table:table-cell>
          <table:table-cell table:style-name="ce29" table:formula="of:=COUNTIF(Last50;[.A35])" office:value-type="float" office:value="5" calcext:value-type="float">
            <text:p>5</text:p>
          </table:table-cell>
          <table:table-cell table:style-name="ce30" table:formula="of:=COUNTIF(Last100;[.A35])" office:value-type="float" office:value="15" calcext:value-type="float">
            <text:p>15</text:p>
          </table:table-cell>
          <table:table-cell table:style-name="ce31" table:formula="of:=COUNTIF(Total;[.A35])" office:value-type="float" office:value="283" calcext:value-type="float">
            <text:p>283</text:p>
          </table:table-cell>
          <table:table-cell table:style-name="ce32" table:formula="of:=VALUE(50/[.D35])" office:value-type="float" office:value="10" calcext:value-type="float">
            <text:p>10</text:p>
          </table:table-cell>
          <table:table-cell table:style-name="ce1" table:formula="of:=IF([.B35]=0;[.$A35];&quot;&quot;)">
            <text:p/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1" calcext:value-type="float">
            <text:p>1</text:p>
          </table:table-cell>
          <table:table-cell table:style-name="ce28" table:formula="of:=COUNTIF(Last12;[.A36])" office:value-type="float" office:value="1" calcext:value-type="float">
            <text:p>1</text:p>
          </table:table-cell>
          <table:table-cell table:style-name="ce29" table:formula="of:=COUNTIF(Last50;[.A36])" office:value-type="float" office:value="6" calcext:value-type="float">
            <text:p>6</text:p>
          </table:table-cell>
          <table:table-cell table:style-name="ce30" table:formula="of:=COUNTIF(Last100;[.A36])" office:value-type="float" office:value="12" calcext:value-type="float">
            <text:p>12</text:p>
          </table:table-cell>
          <table:table-cell table:style-name="ce31" table:formula="of:=COUNTIF(Total;[.A36])" office:value-type="float" office:value="256" calcext:value-type="float">
            <text:p>256</text:p>
          </table:table-cell>
          <table:table-cell table:style-name="ce32" table:formula="of:=VALUE(50/[.D36])" office:value-type="float" office:value="8.33333333333333" calcext:value-type="float">
            <text:p>8,33333333333333</text:p>
          </table:table-cell>
          <table:table-cell table:style-name="ce1" table:formula="of:=IF([.B36]=0;[.$A36];&quot;&quot;)">
            <text:p/>
          </table:table-cell>
          <table:table-cell table:style-name="ce33" table:formula="of:=IF([.C36]=0;[.$A3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1" calcext:value-type="float">
            <text:p>1</text:p>
          </table:table-cell>
          <table:table-cell table:style-name="ce28" table:formula="of:=COUNTIF(Last12;[.A37])" office:value-type="float" office:value="1" calcext:value-type="float">
            <text:p>1</text:p>
          </table:table-cell>
          <table:table-cell table:style-name="ce29" table:formula="of:=COUNTIF(Last50;[.A37])" office:value-type="float" office:value="6" calcext:value-type="float">
            <text:p>6</text:p>
          </table:table-cell>
          <table:table-cell table:style-name="ce30" table:formula="of:=COUNTIF(Last100;[.A37])" office:value-type="float" office:value="17" calcext:value-type="float">
            <text:p>17</text:p>
          </table:table-cell>
          <table:table-cell table:style-name="ce31" table:formula="of:=COUNTIF(Total;[.A37])" office:value-type="float" office:value="278" calcext:value-type="float">
            <text:p>278</text:p>
          </table:table-cell>
          <table:table-cell table:style-name="ce32" table:formula="of:=VALUE(50/[.D37])" office:value-type="float" office:value="8.33333333333333" calcext:value-type="float">
            <text:p>8,33333333333333</text:p>
          </table:table-cell>
          <table:table-cell table:style-name="ce1" table:formula="of:=IF([.B37]=0;[.$A37];&quot;&quot;)">
            <text:p/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on-update-keep-styles="true" table:contains-header="false"/>
        <table:database-range table:name="Last50" table:target-range-address="Results.C1:Results.G50" table:on-update-keep-styles="true" table:on-update-keep-size="false"/>
        <table:database-range table:name="Total" table:target-range-address="Results.C1:Results.G2050" table:on-update-keep-styles="true" table:contains-header="false"/>
        <table:database-range table:name="__Anonymous_Sheet_DB__0" table:target-range-address="Results.B33:Results.B50" table:contains-header="false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.00.0000</text:date>, <text:time style:data-style-name="N2" text:time-value="14:19:47.0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 LibreOffice_project/98b30e735bda24bc04ab42594c85f7fd8be07b9c</meta:generator>
    <dc:date>2020-01-24T14:53:57.804000000</dc:date>
    <meta:editing-duration>PT8H23M</meta:editing-duration>
    <meta:editing-cycles>52</meta:editing-cycles>
    <meta:document-statistic meta:table-count="2" meta:cell-count="17476" meta:object-count="1"/>
  </office:meta>
</office:document-meta>
</file>

<file path=Object 1/content.xml><?xml version="1.0" encoding="utf-8"?>
<math xmlns="http://www.w3.org/1998/Math/MathML" display="block"/>
</file>